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738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85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95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1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97" style:family="table-cell" style:parent-style-name="Default" style:data-style-name="N3">
      <style:table-cell-properties fo:background-color="#ffffff"/>
    </style:style>
    <style:style style:name="ce88" style:family="table-cell" style:parent-style-name="Default" style:data-style-name="N3">
      <style:table-cell-properties fo:background-color="#ffff00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2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32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09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7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Sueldos, Salarios, Beneficios Sociale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5" office:value-type="string" office:string-value="Personal de Planta Directa" calcext:value-type="string">
            <text:p><text:s/>Personal de Planta Directa 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1" calcext:value-type="float">
            <text:p>510201010001 </text:p>
          </table:table-cell>
          <table:table-cell table:style-name="ce137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151" office:value-type="float" office:value="419891.32" calcext:value-type="float">
            <text:p>419,89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2" calcext:value-type="float">
            <text:p>510201010002 </text:p>
          </table:table-cell>
          <table:table-cell table:style-name="ce137" office:value-type="string" office:string-value="Sobretiempo                                                                     " calcext:value-type="string">
            <text:p><text:s/>Sobretiempo <text:s text:c="69"/></text:p>
          </table:table-cell>
          <table:table-cell table:style-name="ce151" office:value-type="float" office:value="181060.7" calcext:value-type="float">
            <text:p>181,061</text:p>
          </table:table-cell>
          <table:table-cell table:style-name="ce160"/>
          <table:table-cell table:style-name="ce8"/>
          <table:table-cell table:style-name="ce8" table:formula="of:=SUM([.J12:.J48])" office:value-type="float" office:value="1826648.32" calcext:value-type="float">
            <text:p>1826648.32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3" calcext:value-type="float">
            <text:p>510201010003 </text:p>
          </table:table-cell>
          <table:table-cell table:style-name="ce137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151" office:value-type="float" office:value="72999.55" calcext:value-type="float">
            <text:p>73,00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5" calcext:value-type="float">
            <text:p>510201010005 </text:p>
          </table:table-cell>
          <table:table-cell table:style-name="ce137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151" office:value-type="float" office:value="45899.83" calcext:value-type="float">
            <text:p>45,900</text:p>
          </table:table-cell>
          <table:table-cell table:style-name="ce160"/>
          <table:table-cell table:style-name="ce8"/>
          <table:table-cell table:style-name="ce132" table:formula="of:=SUM([.J35:.J59])" office:value-type="float" office:value="798553.03" calcext:value-type="float">
            <text:p>798,553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6" calcext:value-type="float">
            <text:p>510201010006 </text:p>
          </table:table-cell>
          <table:table-cell table:style-name="ce137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151" office:value-type="float" office:value="50034.43" calcext:value-type="float">
            <text:p>50,03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7" calcext:value-type="float">
            <text:p>510201010007 </text:p>
          </table:table-cell>
          <table:table-cell table:style-name="ce137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151" office:value-type="float" office:value="32103.48" calcext:value-type="float">
            <text:p>32,10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8" calcext:value-type="float">
            <text:p>510201010008 </text:p>
          </table:table-cell>
          <table:table-cell table:style-name="ce137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51" office:value-type="float" office:value="50239.08" calcext:value-type="float">
            <text:p>50,23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09" calcext:value-type="float">
            <text:p>510201010009 </text:p>
          </table:table-cell>
          <table:table-cell table:style-name="ce137" office:value-type="string" office:string-value="Desahucio Planta Directos                                                       " calcext:value-type="string">
            <text:p><text:s/>Desahucio Planta Directos <text:s text:c="55"/></text:p>
          </table:table-cell>
          <table:table-cell table:style-name="ce151" office:value-type="float" office:value="17969.41" calcext:value-type="float">
            <text:p>17,96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10011" calcext:value-type="float">
            <text:p>510201010011 </text:p>
          </table:table-cell>
          <table:table-cell table:style-name="ce137" office:value-type="string" office:string-value="Jubilación Patronal Planta Directos                                             " calcext:value-type="string">
            <text:p><text:s/>Jubilación Patronal Planta Directos <text:s text:c="45"/></text:p>
          </table:table-cell>
          <table:table-cell table:style-name="ce151" office:value-type="float" office:value="54511.72" calcext:value-type="float">
            <text:p>54,51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5" office:value-type="string" office:string-value="Personal de Planta Indirecta" calcext:value-type="string">
            <text:p><text:s/>Personal de Planta Indirecta 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1" calcext:value-type="float">
            <text:p>510202010001 </text:p>
          </table:table-cell>
          <table:table-cell table:style-name="ce137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151" office:value-type="float" office:value="241718.91" calcext:value-type="float">
            <text:p>241,71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2" calcext:value-type="float">
            <text:p>510202010002 </text:p>
          </table:table-cell>
          <table:table-cell table:style-name="ce137" office:value-type="string" office:string-value="Sobretiempo                                                                     " calcext:value-type="string">
            <text:p><text:s/>Sobretiempo <text:s text:c="69"/></text:p>
          </table:table-cell>
          <table:table-cell table:style-name="ce151" office:value-type="float" office:value="60639.38" calcext:value-type="float">
            <text:p>60,63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3" calcext:value-type="float">
            <text:p>510202010003 </text:p>
          </table:table-cell>
          <table:table-cell table:style-name="ce137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151" office:value-type="float" office:value="38662.4" calcext:value-type="float">
            <text:p>38,66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5" calcext:value-type="float">
            <text:p>510202010005 </text:p>
          </table:table-cell>
          <table:table-cell table:style-name="ce137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151" office:value-type="float" office:value="21247.53" calcext:value-type="float">
            <text:p>21,24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6" calcext:value-type="float">
            <text:p>510202010006 </text:p>
          </table:table-cell>
          <table:table-cell table:style-name="ce137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151" office:value-type="float" office:value="26451.75" calcext:value-type="float">
            <text:p>26,45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7" calcext:value-type="float">
            <text:p>510202010007 </text:p>
          </table:table-cell>
          <table:table-cell table:style-name="ce137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151" office:value-type="float" office:value="12394.91" calcext:value-type="float">
            <text:p>12,39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8" calcext:value-type="float">
            <text:p>510202010008 </text:p>
          </table:table-cell>
          <table:table-cell table:style-name="ce137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51" office:value-type="float" office:value="30225.8" calcext:value-type="float">
            <text:p>30,22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09" calcext:value-type="float">
            <text:p>510202010009 </text:p>
          </table:table-cell>
          <table:table-cell table:style-name="ce137" office:value-type="string" office:string-value="Desahucio Planta Indirectos                                                     " calcext:value-type="string">
            <text:p><text:s/>Desahucio Planta Indirectos <text:s text:c="53"/></text:p>
          </table:table-cell>
          <table:table-cell table:style-name="ce151" office:value-type="float" office:value="13176.09" calcext:value-type="float">
            <text:p>13,17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11" calcext:value-type="float">
            <text:p>510202010011 </text:p>
          </table:table-cell>
          <table:table-cell table:style-name="ce137" office:value-type="string" office:string-value="Jubilación Patronal Planta Indirectos                                           " calcext:value-type="string">
            <text:p><text:s/>Jubilación Patronal Planta Indirectos <text:s text:c="43"/></text:p>
          </table:table-cell>
          <table:table-cell table:style-name="ce151" office:value-type="float" office:value="39360.49" calcext:value-type="float">
            <text:p>39,36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12" calcext:value-type="float">
            <text:p>510202010012 </text:p>
          </table:table-cell>
          <table:table-cell table:style-name="ce137" office:value-type="string" office:string-value="Bonificaciones Voluntarias Planta Indirectos                                    " calcext:value-type="string">
            <text:p><text:s/>Bonificaciones Voluntarias Planta Indirectos <text:s text:c="36"/></text:p>
          </table:table-cell>
          <table:table-cell table:style-name="ce151" office:value-type="float" office:value="15000" calcext:value-type="float">
            <text:p>15,00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10014" calcext:value-type="float">
            <text:p>510202010014 </text:p>
          </table:table-cell>
          <table:table-cell table:style-name="ce137" office:value-type="string" office:string-value="Aporte Seguro Salud - Tiempo Parcial                                            " calcext:value-type="string">
            <text:p><text:s/>Aporte Seguro Salud - Tiempo Parcial <text:s text:c="44"/></text:p>
          </table:table-cell>
          <table:table-cell table:style-name="ce151" office:value-type="float" office:value="27.06" calcext:value-type="float">
            <text:p>2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5" office:value-type="string" office:string-value="Personal de Ventas" calcext:value-type="string">
            <text:p><text:s/>Personal de Ventas 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1" calcext:value-type="float">
            <text:p>520101010001 </text:p>
          </table:table-cell>
          <table:table-cell table:style-name="ce137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151" office:value-type="float" office:value="163375.78" calcext:value-type="float">
            <text:p>163,37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2" calcext:value-type="float">
            <text:p>520101010002 </text:p>
          </table:table-cell>
          <table:table-cell table:style-name="ce137" office:value-type="string" office:string-value="Sobretiempos                                                                    " calcext:value-type="string">
            <text:p><text:s/>Sobretiempos <text:s text:c="68"/></text:p>
          </table:table-cell>
          <table:table-cell table:style-name="ce151" office:value-type="float" office:value="10455.13" calcext:value-type="float">
            <text:p>10,45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3" calcext:value-type="float">
            <text:p>520101010003 </text:p>
          </table:table-cell>
          <table:table-cell table:style-name="ce137" office:value-type="string" office:string-value="Comisiones                                                                      " calcext:value-type="string">
            <text:p><text:s/>Comisiones <text:s text:c="70"/></text:p>
          </table:table-cell>
          <table:table-cell table:style-name="ce151" office:value-type="float" office:value="66389.68" calcext:value-type="float">
            <text:p>66,39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4" calcext:value-type="float">
            <text:p>520101010004 </text:p>
          </table:table-cell>
          <table:table-cell table:style-name="ce137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151" office:value-type="float" office:value="32258.67" calcext:value-type="float">
            <text:p>32,25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5" calcext:value-type="float">
            <text:p>520101010005 </text:p>
          </table:table-cell>
          <table:table-cell table:style-name="ce137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151" office:value-type="float" office:value="19593.72" calcext:value-type="float">
            <text:p>19,59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6" calcext:value-type="float">
            <text:p>520101010006 </text:p>
          </table:table-cell>
          <table:table-cell table:style-name="ce137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151" office:value-type="float" office:value="22075.5" calcext:value-type="float">
            <text:p>22,07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7" calcext:value-type="float">
            <text:p>520101010007 </text:p>
          </table:table-cell>
          <table:table-cell table:style-name="ce137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151" office:value-type="float" office:value="5850.55" calcext:value-type="float">
            <text:p>5,85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8" calcext:value-type="float">
            <text:p>520101010008 </text:p>
          </table:table-cell>
          <table:table-cell table:style-name="ce137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51" office:value-type="float" office:value="18253.6" calcext:value-type="float">
            <text:p>18,25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09" calcext:value-type="float">
            <text:p>520101010009 </text:p>
          </table:table-cell>
          <table:table-cell table:style-name="ce137" office:value-type="string" office:string-value="Desahucio Ventas                                                                " calcext:value-type="string">
            <text:p><text:s/>Desahucio Ventas <text:s text:c="64"/></text:p>
          </table:table-cell>
          <table:table-cell table:style-name="ce151" office:value-type="float" office:value="11242.62" calcext:value-type="float">
            <text:p>11,24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11" calcext:value-type="float">
            <text:p>520101010011 </text:p>
          </table:table-cell>
          <table:table-cell table:style-name="ce137" office:value-type="string" office:string-value="Bonificaciones Voluntarias Ventas                                               " calcext:value-type="string">
            <text:p><text:s/>Bonificaciones Voluntarias Ventas <text:s text:c="47"/></text:p>
          </table:table-cell>
          <table:table-cell table:style-name="ce151" office:value-type="float" office:value="24821" calcext:value-type="float">
            <text:p>24,82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10012" calcext:value-type="float">
            <text:p>520101010012 </text:p>
          </table:table-cell>
          <table:table-cell table:style-name="ce137" office:value-type="string" office:string-value="Jubilación Patronal Ventas                                                      " calcext:value-type="string">
            <text:p><text:s/>Jubilación Patronal Ventas <text:s text:c="54"/></text:p>
          </table:table-cell>
          <table:table-cell table:style-name="ce151" office:value-type="float" office:value="28718.23" calcext:value-type="float">
            <text:p>28,71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5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5" office:value-type="string" office:string-value="Personal Administrativo" calcext:value-type="string">
            <text:p><text:s/>Personal Administrativo 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1" calcext:value-type="float">
            <text:p>520201010001 </text:p>
          </table:table-cell>
          <table:table-cell table:style-name="ce137" office:value-type="string" office:string-value="Sueldos                                                                         " calcext:value-type="string">
            <text:p><text:s/>Sueldos <text:s text:c="73"/></text:p>
          </table:table-cell>
          <table:table-cell table:style-name="ce151" office:value-type="float" office:value="246110.74" calcext:value-type="float">
            <text:p>246,11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2" calcext:value-type="float">
            <text:p>520201010002 </text:p>
          </table:table-cell>
          <table:table-cell table:style-name="ce137" office:value-type="string" office:string-value="Sobretiempos                                                                    " calcext:value-type="string">
            <text:p><text:s/>Sobretiempos <text:s text:c="68"/></text:p>
          </table:table-cell>
          <table:table-cell table:style-name="ce151" office:value-type="float" office:value="7389.93" calcext:value-type="float">
            <text:p>7,39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3" calcext:value-type="float">
            <text:p>520201010003 </text:p>
          </table:table-cell>
          <table:table-cell table:style-name="ce137" office:value-type="string" office:string-value="Aporte Patronal 12.15%                                                          " calcext:value-type="string">
            <text:p><text:s/>Aporte Patronal 12.15% <text:s text:c="58"/></text:p>
          </table:table-cell>
          <table:table-cell table:style-name="ce151" office:value-type="float" office:value="31280.56" calcext:value-type="float">
            <text:p>31,28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4" calcext:value-type="float">
            <text:p>520201010004 </text:p>
          </table:table-cell>
          <table:table-cell table:style-name="ce137" office:value-type="string" office:string-value="Fondo de Reserva                                                                " calcext:value-type="string">
            <text:p><text:s/>Fondo de Reserva <text:s text:c="64"/></text:p>
          </table:table-cell>
          <table:table-cell table:style-name="ce151" office:value-type="float" office:value="17974.65" calcext:value-type="float">
            <text:p>17,97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5" calcext:value-type="float">
            <text:p>520201010005 </text:p>
          </table:table-cell>
          <table:table-cell table:style-name="ce137" office:value-type="string" office:string-value="Decimo Tercer Sueldo                                                            " calcext:value-type="string">
            <text:p><text:s/>Decimo Tercer Sueldo <text:s text:c="60"/></text:p>
          </table:table-cell>
          <table:table-cell table:style-name="ce151" office:value-type="float" office:value="21003.46" calcext:value-type="float">
            <text:p>21,00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6" calcext:value-type="float">
            <text:p>520201010006 </text:p>
          </table:table-cell>
          <table:table-cell table:style-name="ce137" office:value-type="string" office:string-value="Decimo Cuarto Sueldo                                                            " calcext:value-type="string">
            <text:p><text:s/>Decimo Cuarto Sueldo <text:s text:c="60"/></text:p>
          </table:table-cell>
          <table:table-cell table:style-name="ce151" office:value-type="float" office:value="9253.53" calcext:value-type="float">
            <text:p>9,25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7" calcext:value-type="float">
            <text:p>520201010007 </text:p>
          </table:table-cell>
          <table:table-cell table:style-name="ce137" office:value-type="string" office:string-value="Vacaciones                                                                      " calcext:value-type="string">
            <text:p><text:s/>Vacaciones <text:s text:c="70"/></text:p>
          </table:table-cell>
          <table:table-cell table:style-name="ce151" office:value-type="float" office:value="29605.86" calcext:value-type="float">
            <text:p>29,60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08" calcext:value-type="float">
            <text:p>520201010008 </text:p>
          </table:table-cell>
          <table:table-cell table:style-name="ce137" office:value-type="string" office:string-value="Desahucio Administración                                                        " calcext:value-type="string">
            <text:p><text:s/>Desahucio Administración <text:s text:c="56"/></text:p>
          </table:table-cell>
          <table:table-cell table:style-name="ce151" office:value-type="float" office:value="10791.38" calcext:value-type="float">
            <text:p>10,79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10" calcext:value-type="float">
            <text:p>520201010010 </text:p>
          </table:table-cell>
          <table:table-cell table:style-name="ce137" office:value-type="string" office:string-value="Bonificaciones Voluntarias Administración                                       " calcext:value-type="string">
            <text:p><text:s/>Bonificaciones Voluntarias Administración <text:s text:c="39"/></text:p>
          </table:table-cell>
          <table:table-cell table:style-name="ce151" office:value-type="float" office:value="372.5" calcext:value-type="float">
            <text:p>37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10011" calcext:value-type="float">
            <text:p>520201010011 </text:p>
          </table:table-cell>
          <table:table-cell table:style-name="ce137" office:value-type="string" office:string-value="Jubilación Patronal Administración                                              " calcext:value-type="string">
            <text:p><text:s/>Jubilación Patronal Administración <text:s text:c="46"/></text:p>
          </table:table-cell>
          <table:table-cell table:style-name="ce151" office:value-type="float" office:value="21735.94" calcext:value-type="float">
            <text:p>21,73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5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Honorarios Profesionale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2010001" calcext:value-type="float">
            <text:p>520202010001 </text:p>
          </table:table-cell>
          <table:table-cell table:style-name="ce137" office:value-type="string" office:string-value="Honorarios Profesionales                                                        " calcext:value-type="string">
            <text:p><text:s/>Honorarios Profesionales <text:s text:c="56"/></text:p>
          </table:table-cell>
          <table:table-cell table:style-name="ce151" office:value-type="float" office:value="362385.14" calcext:value-type="float">
            <text:p>362,38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Baja de Inventario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40101040013" calcext:value-type="float">
            <text:p>540101040013 </text:p>
          </table:table-cell>
          <table:table-cell table:style-name="ce137" office:value-type="string" office:string-value="Dada de baja de inventarios                                                      " calcext:value-type="string">
            <text:p><text:s/>Dada de baja de inventarios <text:s text:c="54"/></text:p>
          </table:table-cell>
          <table:table-cell table:style-name="ce151" office:value-type="float" office:value="231687.77" calcext:value-type="float">
            <text:p>231,68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Arrendamiento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6" calcext:value-type="float">
            <text:p>520205010016 </text:p>
          </table:table-cell>
          <table:table-cell table:style-name="ce137" office:value-type="string" office:string-value="Arriendo                                                                        " calcext:value-type="string">
            <text:p><text:s/>Arriendo <text:s text:c="72"/></text:p>
          </table:table-cell>
          <table:table-cell table:style-name="ce151" office:value-type="float" office:value="188102.66" calcext:value-type="float">
            <text:p>188,10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Impuestos, contribuciones y otro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6010001" calcext:value-type="float">
            <text:p>520206010001 </text:p>
          </table:table-cell>
          <table:table-cell table:style-name="ce137" office:value-type="string" office:string-value="Impuestos  municipales                                                          " calcext:value-type="string">
            <text:p><text:s/>Impuestos <text:s/>municipales <text:s text:c="58"/></text:p>
          </table:table-cell>
          <table:table-cell table:style-name="ce151" office:value-type="float" office:value="52658.44" calcext:value-type="float">
            <text:p>52,65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6010002" calcext:value-type="float">
            <text:p>520206010002 </text:p>
          </table:table-cell>
          <table:table-cell table:style-name="ce137" office:value-type="string" office:string-value="Impuesto Cuerpo de Bomberos                                                     " calcext:value-type="string">
            <text:p><text:s/>Impuesto Cuerpo de Bomberos <text:s text:c="53"/></text:p>
          </table:table-cell>
          <table:table-cell table:style-name="ce151" office:value-type="float" office:value="414" calcext:value-type="float">
            <text:p>41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6010004" calcext:value-type="float">
            <text:p>520206010004 </text:p>
          </table:table-cell>
          <table:table-cell table:style-name="ce137" office:value-type="string" office:string-value="Contribuciones  Super de Compania                                               " calcext:value-type="string">
            <text:p><text:s/>Contribuciones <text:s/>Super de Compania <text:s text:c="47"/></text:p>
          </table:table-cell>
          <table:table-cell table:style-name="ce151" office:value-type="float" office:value="15954.58" calcext:value-type="float">
            <text:p>15,95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6010005" calcext:value-type="float">
            <text:p>520206010005 </text:p>
          </table:table-cell>
          <table:table-cell table:style-name="ce137" office:value-type="string" office:string-value="Contribucion Solca                                                              " calcext:value-type="string">
            <text:p><text:s/>Contribucion Solca <text:s text:c="62"/></text:p>
          </table:table-cell>
          <table:table-cell table:style-name="ce151" office:value-type="float" office:value="1.23" calcext:value-type="float">
            <text:p>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6010006" calcext:value-type="float">
            <text:p>520206010006 </text:p>
          </table:table-cell>
          <table:table-cell table:style-name="ce137" office:value-type="string" office:string-value="Impuesto salida de divisa                                                       " calcext:value-type="string">
            <text:p><text:s/>Impuesto salida de divisa <text:s text:c="55"/></text:p>
          </table:table-cell>
          <table:table-cell table:style-name="ce151" office:value-type="float" office:value="134.59" calcext:value-type="float">
            <text:p>13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6010007" calcext:value-type="float">
            <text:p>520206010007 </text:p>
          </table:table-cell>
          <table:table-cell table:style-name="ce137" office:value-type="string" office:string-value="Otros Impuestos                                                                 " calcext:value-type="string">
            <text:p><text:s/>Otros Impuestos <text:s text:c="65"/></text:p>
          </table:table-cell>
          <table:table-cell table:style-name="ce151" office:value-type="float" office:value="200" calcext:value-type="float">
            <text:p>20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6010008" calcext:value-type="float">
            <text:p>520206010008 </text:p>
          </table:table-cell>
          <table:table-cell table:style-name="ce137" office:value-type="string" office:string-value="Tasa de recoleccion de basura                                                   " calcext:value-type="string">
            <text:p><text:s/>Tasa de recoleccion de basura <text:s text:c="51"/></text:p>
          </table:table-cell>
          <table:table-cell table:style-name="ce151" office:value-type="float" office:value="2967.69" calcext:value-type="float">
            <text:p>2,96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Aportes a la seguridad Social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 table:number-rows-repeated="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Depreciacione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7010001" calcext:value-type="float">
            <text:p>520207010001 </text:p>
          </table:table-cell>
          <table:table-cell table:style-name="ce137" office:value-type="string" office:string-value="Gastos de Depreciación de Edificios                                             " calcext:value-type="string">
            <text:p><text:s/>Gastos de Depreciación de Edificios <text:s text:c="45"/></text:p>
          </table:table-cell>
          <table:table-cell table:style-name="ce151" office:value-type="float" office:value="8192.16" calcext:value-type="float">
            <text:p>8,19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7010003" calcext:value-type="float">
            <text:p>520207010003 </text:p>
          </table:table-cell>
          <table:table-cell table:style-name="ce137" office:value-type="string" office:string-value="Gastos de Depreciaciones de Muebles y Enseres                                   " calcext:value-type="string">
            <text:p><text:s/>Gastos de Depreciaciones de Muebles y Enseres <text:s text:c="35"/></text:p>
          </table:table-cell>
          <table:table-cell table:style-name="ce151" office:value-type="float" office:value="4413.08" calcext:value-type="float">
            <text:p>4,41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7010004" calcext:value-type="float">
            <text:p>520207010004 </text:p>
          </table:table-cell>
          <table:table-cell table:style-name="ce137" office:value-type="string" office:string-value="Gastos de Depreciación de Equipos de computacion                                " calcext:value-type="string">
            <text:p><text:s/>Gastos de Depreciación de Equipos de computacion <text:s text:c="32"/></text:p>
          </table:table-cell>
          <table:table-cell table:style-name="ce151" office:value-type="float" office:value="2771.16" calcext:value-type="float">
            <text:p>2,77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7010005" calcext:value-type="float">
            <text:p>520207010005 </text:p>
          </table:table-cell>
          <table:table-cell table:style-name="ce137" office:value-type="string" office:string-value="Gastos de Depreciación de Vehiculos                                             " calcext:value-type="string">
            <text:p><text:s/>Gastos de Depreciación de Vehiculos <text:s text:c="45"/></text:p>
          </table:table-cell>
          <table:table-cell table:style-name="ce151" office:value-type="float" office:value="34289.67" calcext:value-type="float">
            <text:p>34,29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7010006" calcext:value-type="float">
            <text:p>520207010006 </text:p>
          </table:table-cell>
          <table:table-cell table:style-name="ce137" office:value-type="string" office:string-value="Gastos de Depreciación de Otras propiedades, plantas y Equipos                  " calcext:value-type="string">
            <text:p><text:s/>Gastos de Depreciación de Otras propiedades, plantas y Equipos <text:s text:c="18"/></text:p>
          </table:table-cell>
          <table:table-cell table:style-name="ce151" office:value-type="float" office:value="255.63" calcext:value-type="float">
            <text:p>25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7010007" calcext:value-type="float">
            <text:p>520207010007 </text:p>
          </table:table-cell>
          <table:table-cell table:style-name="ce137" office:value-type="string" office:string-value="Gastos depreciacion equipos de seguridad                                        " calcext:value-type="string">
            <text:p><text:s/>Gastos depreciacion equipos de seguridad <text:s text:c="40"/></text:p>
          </table:table-cell>
          <table:table-cell table:style-name="ce151" office:value-type="float" office:value="105.36" calcext:value-type="float">
            <text:p>10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4" calcext:value-type="float">
            <text:p>520101030014 </text:p>
          </table:table-cell>
          <table:table-cell table:style-name="ce137" office:value-type="string" office:string-value="Gastos de depreciación de equipos de computación                                " calcext:value-type="string">
            <text:p><text:s/>Gastos de depreciación de equipos de computación <text:s text:c="32"/></text:p>
          </table:table-cell>
          <table:table-cell table:style-name="ce151" office:value-type="float" office:value="3588.72" calcext:value-type="float">
            <text:p>3,58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8" calcext:value-type="float">
            <text:p>520101030018 </text:p>
          </table:table-cell>
          <table:table-cell table:style-name="ce137" office:value-type="string" office:string-value="Gasto de Depreciacion Muebles y Enseres                                         " calcext:value-type="string">
            <text:p><text:s/>Gasto de Depreciacion Muebles y Enseres <text:s text:c="41"/></text:p>
          </table:table-cell>
          <table:table-cell table:style-name="ce151" office:value-type="float" office:value="230.33" calcext:value-type="float">
            <text:p>23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9" calcext:value-type="float">
            <text:p>520101030019 </text:p>
          </table:table-cell>
          <table:table-cell table:style-name="ce137" office:value-type="string" office:string-value="Gasto de Depreciacion de Vehiculos                                              " calcext:value-type="string">
            <text:p><text:s/>Gasto de Depreciacion de Vehiculos <text:s text:c="46"/></text:p>
          </table:table-cell>
          <table:table-cell table:style-name="ce151" office:value-type="float" office:value="4560.38" calcext:value-type="float">
            <text:p>4,56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30002" calcext:value-type="float">
            <text:p>510202030002 </text:p>
          </table:table-cell>
          <table:table-cell table:style-name="ce137" office:value-type="string" office:string-value="Costo de Depreciacion Maquinarias y Equipos                                     " calcext:value-type="string">
            <text:p><text:s/>Costo de Depreciacion Maquinarias y Equipos <text:s text:c="37"/></text:p>
          </table:table-cell>
          <table:table-cell table:style-name="ce151" office:value-type="float" office:value="22720.36" calcext:value-type="float">
            <text:p>22,72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30003" calcext:value-type="float">
            <text:p>510202030003 </text:p>
          </table:table-cell>
          <table:table-cell table:style-name="ce137" office:value-type="string" office:string-value="Costo de Depreciación Muebles y Enseres                                         " calcext:value-type="string">
            <text:p><text:s/>Costo de Depreciación Muebles y Enseres <text:s text:c="41"/></text:p>
          </table:table-cell>
          <table:table-cell table:style-name="ce151" office:value-type="float" office:value="2546.14" calcext:value-type="float">
            <text:p>2,54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30004" calcext:value-type="float">
            <text:p>510202030004 </text:p>
          </table:table-cell>
          <table:table-cell table:style-name="ce137" office:value-type="string" office:string-value="Costo de Depreciación Equipos de Computación                                    " calcext:value-type="string">
            <text:p><text:s/>Costo de Depreciación Equipos de Computación <text:s text:c="36"/></text:p>
          </table:table-cell>
          <table:table-cell table:style-name="ce151" office:value-type="float" office:value="1123.67" calcext:value-type="float">
            <text:p>1,12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30005" calcext:value-type="float">
            <text:p>510202030005 </text:p>
          </table:table-cell>
          <table:table-cell table:style-name="ce137" office:value-type="string" office:string-value="Costo de Depreciación de Vehículos                                              " calcext:value-type="string">
            <text:p><text:s/>Costo de Depreciación de Vehículos <text:s text:c="46"/></text:p>
          </table:table-cell>
          <table:table-cell table:style-name="ce151" office:value-type="float" office:value="15574.44" calcext:value-type="float">
            <text:p>15,57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30008" calcext:value-type="float">
            <text:p>510202030008 </text:p>
          </table:table-cell>
          <table:table-cell table:style-name="ce137" office:value-type="string" office:string-value="Costo de Depreciación Equipos de seguridad                                      " calcext:value-type="string">
            <text:p><text:s/>Costo de Depreciación Equipos de seguridad <text:s text:c="38"/></text:p>
          </table:table-cell>
          <table:table-cell table:style-name="ce151" office:value-type="float" office:value="330.48" calcext:value-type="float">
            <text:p>33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30001" calcext:value-type="float">
            <text:p>510201030001 </text:p>
          </table:table-cell>
          <table:table-cell table:style-name="ce137" office:value-type="string" office:string-value="Costo de Depreciación Maquinarias y Equipos                                     " calcext:value-type="string">
            <text:p><text:s/>Costo de Depreciación Maquinarias y Equipos <text:s text:c="37"/></text:p>
          </table:table-cell>
          <table:table-cell table:style-name="ce151" office:value-type="float" office:value="516475.96" calcext:value-type="float">
            <text:p>516,47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30002" calcext:value-type="float">
            <text:p>510201030002 </text:p>
          </table:table-cell>
          <table:table-cell table:style-name="ce137" office:value-type="string" office:string-value="Costo de Depreciación Muebles y Enseres                                         " calcext:value-type="string">
            <text:p><text:s/>Costo de Depreciación Muebles y Enseres <text:s text:c="41"/></text:p>
          </table:table-cell>
          <table:table-cell table:style-name="ce151" office:value-type="float" office:value="1148.52" calcext:value-type="float">
            <text:p>1,14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Servicios Básico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06" calcext:value-type="float">
            <text:p>510202050006 </text:p>
          </table:table-cell>
          <table:table-cell table:style-name="ce137" office:value-type="string" office:string-value="Agua Planta                                                                     " calcext:value-type="string">
            <text:p><text:s/>Agua Planta <text:s text:c="69"/></text:p>
          </table:table-cell>
          <table:table-cell table:style-name="ce151" office:value-type="float" office:value="9092.54" calcext:value-type="float">
            <text:p>9,09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07" calcext:value-type="float">
            <text:p>510202050007 </text:p>
          </table:table-cell>
          <table:table-cell table:style-name="ce137" office:value-type="string" office:string-value="Energía Eléctrica Planta                                                        " calcext:value-type="string">
            <text:p><text:s/>Energía Eléctrica Planta <text:s text:c="56"/></text:p>
          </table:table-cell>
          <table:table-cell table:style-name="ce151" office:value-type="float" office:value="94886.27" calcext:value-type="float">
            <text:p>94,88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6" calcext:value-type="float">
            <text:p>520205010006 </text:p>
          </table:table-cell>
          <table:table-cell table:style-name="ce137" office:value-type="string" office:string-value="Energía Eléctrica Administración                                                " calcext:value-type="string">
            <text:p><text:s/>Energía Eléctrica Administración <text:s text:c="48"/></text:p>
          </table:table-cell>
          <table:table-cell table:style-name="ce151" office:value-type="float" office:value="23721.95" calcext:value-type="float">
            <text:p>23,72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7" calcext:value-type="float">
            <text:p>520205010007 </text:p>
          </table:table-cell>
          <table:table-cell table:style-name="ce137" office:value-type="string" office:string-value="Agua Administración                                                             " calcext:value-type="string">
            <text:p><text:s/>Agua Administración <text:s text:c="61"/></text:p>
          </table:table-cell>
          <table:table-cell table:style-name="ce151" office:value-type="float" office:value="2273.15" calcext:value-type="float">
            <text:p>2,27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8" calcext:value-type="float">
            <text:p>520205010008 </text:p>
          </table:table-cell>
          <table:table-cell table:style-name="ce137" office:value-type="string" office:string-value="Telefonía Convencional                                                          " calcext:value-type="string">
            <text:p><text:s/>Telefonía Convencional <text:s text:c="58"/></text:p>
          </table:table-cell>
          <table:table-cell table:style-name="ce151" office:value-type="float" office:value="3982.02" calcext:value-type="float">
            <text:p>3,98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9" calcext:value-type="float">
            <text:p>520205010009 </text:p>
          </table:table-cell>
          <table:table-cell table:style-name="ce137" office:value-type="string" office:string-value="Internet                                                                        " calcext:value-type="string">
            <text:p><text:s/>Internet <text:s text:c="72"/></text:p>
          </table:table-cell>
          <table:table-cell table:style-name="ce151" office:value-type="float" office:value="11836" calcext:value-type="float">
            <text:p>11,83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 table:number-rows-repeated="3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Mantenimiento y reparacione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50001" calcext:value-type="float">
            <text:p>510201050001 </text:p>
          </table:table-cell>
          <table:table-cell table:style-name="ce137" office:value-type="string" office:string-value="Mantenimiento de Maq y Equipos Directos                                         " calcext:value-type="string">
            <text:p><text:s/>Mantenimiento de Maq y Equipos Directos <text:s text:c="41"/></text:p>
          </table:table-cell>
          <table:table-cell table:style-name="ce151" office:value-type="float" office:value="82193.22" calcext:value-type="float">
            <text:p>82,19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01" calcext:value-type="float">
            <text:p>510202050001 </text:p>
          </table:table-cell>
          <table:table-cell table:style-name="ce137" office:value-type="string" office:string-value="Mantenimiento de Maq y Equipos Indirectos                                       " calcext:value-type="string">
            <text:p><text:s/>Mantenimiento de Maq y Equipos Indirectos <text:s text:c="39"/></text:p>
          </table:table-cell>
          <table:table-cell table:style-name="ce151" office:value-type="float" office:value="43510.89" calcext:value-type="float">
            <text:p>43,51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02" calcext:value-type="float">
            <text:p>510202050002 </text:p>
          </table:table-cell>
          <table:table-cell table:style-name="ce137" office:value-type="string" office:string-value="Mantenimiento de Edificio Planta                                                " calcext:value-type="string">
            <text:p><text:s/>Mantenimiento de Edificio Planta <text:s text:c="48"/></text:p>
          </table:table-cell>
          <table:table-cell table:style-name="ce151" office:value-type="float" office:value="153.06" calcext:value-type="float">
            <text:p>15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03" calcext:value-type="float">
            <text:p>510202050003 </text:p>
          </table:table-cell>
          <table:table-cell table:style-name="ce137" office:value-type="string" office:string-value="Mantenimiento de Muebles y Equipo Planta                                        " calcext:value-type="string">
            <text:p><text:s/>Mantenimiento de Muebles y Equipo Planta <text:s text:c="40"/></text:p>
          </table:table-cell>
          <table:table-cell table:style-name="ce151" office:value-type="float" office:value="7904" calcext:value-type="float">
            <text:p>7,90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0" calcext:value-type="float">
            <text:p>510202050030 </text:p>
          </table:table-cell>
          <table:table-cell table:style-name="ce137" office:value-type="string" office:string-value="Mantenimiento de instalaciones planta                                           " calcext:value-type="string">
            <text:p><text:s/>Mantenimiento de instalaciones planta <text:s text:c="43"/></text:p>
          </table:table-cell>
          <table:table-cell table:style-name="ce151" office:value-type="float" office:value="675370.62" calcext:value-type="float">
            <text:p>675,37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6" calcext:value-type="float">
            <text:p>520101030016 </text:p>
          </table:table-cell>
          <table:table-cell table:style-name="ce137" office:value-type="string" office:string-value="Mantenimiento  Instalaciones                                                    " calcext:value-type="string">
            <text:p><text:s/>Mantenimiento <text:s/>Instalaciones <text:s text:c="52"/></text:p>
          </table:table-cell>
          <table:table-cell table:style-name="ce151" office:value-type="float" office:value="3476.92" calcext:value-type="float">
            <text:p>3,47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7" calcext:value-type="float">
            <text:p>520101030017 </text:p>
          </table:table-cell>
          <table:table-cell table:style-name="ce137" office:value-type="string" office:string-value="Mantenimiento Muebles y equipos                                                 " calcext:value-type="string">
            <text:p><text:s/>Mantenimiento Muebles y equipos <text:s text:c="49"/></text:p>
          </table:table-cell>
          <table:table-cell table:style-name="ce151" office:value-type="float" office:value="6788.84" calcext:value-type="float">
            <text:p>6,78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3010001" calcext:value-type="float">
            <text:p>520203010001 </text:p>
          </table:table-cell>
          <table:table-cell table:style-name="ce137" office:value-type="string" office:string-value="Mantenimiento de Edificios y oficinas Administración                            " calcext:value-type="string">
            <text:p><text:s/>Mantenimiento de Edificios y oficinas Administración <text:s text:c="28"/></text:p>
          </table:table-cell>
          <table:table-cell table:style-name="ce151" office:value-type="float" office:value="2236.95" calcext:value-type="float">
            <text:p>2,23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3010002" calcext:value-type="float">
            <text:p>520203010002 </text:p>
          </table:table-cell>
          <table:table-cell table:style-name="ce137" office:value-type="string" office:string-value="Mantenimiento Instalaciones                                                     " calcext:value-type="string">
            <text:p><text:s/>Mantenimiento Instalaciones <text:s text:c="53"/></text:p>
          </table:table-cell>
          <table:table-cell table:style-name="ce151" office:value-type="float" office:value="3428.84" calcext:value-type="float">
            <text:p>3,42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3010003" calcext:value-type="float">
            <text:p>520203010003 </text:p>
          </table:table-cell>
          <table:table-cell table:style-name="ce137" office:value-type="string" office:string-value="Mant. Vehiculos Administracion                                                  " calcext:value-type="string">
            <text:p><text:s/>Mant. Vehiculos Administracion <text:s text:c="50"/></text:p>
          </table:table-cell>
          <table:table-cell table:style-name="ce151" office:value-type="float" office:value="8217.96" calcext:value-type="float">
            <text:p>8,21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3010004" calcext:value-type="float">
            <text:p>520203010004 </text:p>
          </table:table-cell>
          <table:table-cell table:style-name="ce137" office:value-type="string" office:string-value="Mantenimiento Muebles y Equipos Administración                                  " calcext:value-type="string">
            <text:p><text:s/>Mantenimiento Muebles y Equipos Administración <text:s text:c="34"/></text:p>
          </table:table-cell>
          <table:table-cell table:style-name="ce151" office:value-type="float" office:value="12591.87" calcext:value-type="float">
            <text:p>12,59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2" calcext:value-type="float">
            <text:p>510202050042 </text:p>
          </table:table-cell>
          <table:table-cell table:style-name="ce137" office:value-type="string" office:string-value="Mant equipos de computo                                                         " calcext:value-type="string">
            <text:p><text:s/>Mant equipos de computo <text:s text:c="57"/></text:p>
          </table:table-cell>
          <table:table-cell table:style-name="ce151" office:value-type="float" office:value="1566" calcext:value-type="float">
            <text:p>1,56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15" calcext:value-type="float">
            <text:p>510202050015 </text:p>
          </table:table-cell>
          <table:table-cell table:style-name="ce137" office:value-type="string" office:string-value="Mant.  Vehiculos Bodega                                                         " calcext:value-type="string">
            <text:p><text:s/>Mant. <text:s/>Vehiculos Bodega <text:s text:c="57"/></text:p>
          </table:table-cell>
          <table:table-cell table:style-name="ce151" office:value-type="float" office:value="48256.48" calcext:value-type="float">
            <text:p>48,25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37" calcext:value-type="float">
            <text:p>520205010037 </text:p>
          </table:table-cell>
          <table:table-cell table:style-name="ce137" office:value-type="string" office:string-value="Mant equipos de computo                                                         " calcext:value-type="string">
            <text:p><text:s/>Mant equipos de computo <text:s text:c="57"/></text:p>
          </table:table-cell>
          <table:table-cell table:style-name="ce151" office:value-type="float" office:value="10514" calcext:value-type="float">
            <text:p>10,51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Gastos de Gestión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20009" calcext:value-type="float">
            <text:p>510202020009 </text:p>
          </table:table-cell>
          <table:table-cell table:style-name="ce137" office:value-type="string" office:string-value="Utiles de limpieza, cafeteria y varios planta                                   " calcext:value-type="string">
            <text:p><text:s/>Utiles de limpieza, cafeteria y varios planta <text:s text:c="35"/></text:p>
          </table:table-cell>
          <table:table-cell table:style-name="ce151" office:value-type="float" office:value="3471.01" calcext:value-type="float">
            <text:p>3,47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Suministros y Meteriale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50002" calcext:value-type="float">
            <text:p>510201050002 </text:p>
          </table:table-cell>
          <table:table-cell table:style-name="ce137" office:value-type="string" office:string-value="Suministros, Materiales y Repuestos Directos                                    " calcext:value-type="string">
            <text:p><text:s/>Suministros, Materiales y Repuestos Directos <text:s text:c="36"/></text:p>
          </table:table-cell>
          <table:table-cell table:style-name="ce151" office:value-type="float" office:value="384650.61" calcext:value-type="float">
            <text:p>384,65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16" calcext:value-type="float">
            <text:p>510202050016 </text:p>
          </table:table-cell>
          <table:table-cell table:style-name="ce137" office:value-type="string" office:string-value="Suministros, Materiales y Repuestos Indirectos                                  " calcext:value-type="string">
            <text:p><text:s/>Suministros, Materiales y Repuestos Indirectos <text:s text:c="34"/></text:p>
          </table:table-cell>
          <table:table-cell table:style-name="ce151" office:value-type="float" office:value="247353.68" calcext:value-type="float">
            <text:p>247,35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7" calcext:value-type="float">
            <text:p>510202050027 </text:p>
          </table:table-cell>
          <table:table-cell table:style-name="ce137" office:value-type="string" office:string-value="Suministros de seguridad industrial (EPP Y OTROS )                              " calcext:value-type="string">
            <text:p><text:s/>Suministros de seguridad industrial (EPP Y OTROS ) <text:s text:c="30"/></text:p>
          </table:table-cell>
          <table:table-cell table:style-name="ce151" office:value-type="float" office:value="22404.24" calcext:value-type="float">
            <text:p>22,40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3" calcext:value-type="float">
            <text:p>510202050043 </text:p>
          </table:table-cell>
          <table:table-cell table:style-name="ce137" office:value-type="string" office:string-value="suministros y otros  (autoconsumo)                                              " calcext:value-type="string">
            <text:p><text:s/>suministros y otros <text:s/>(autoconsumo) <text:s text:c="46"/></text:p>
          </table:table-cell>
          <table:table-cell table:style-name="ce151" office:value-type="float" office:value="394.1" calcext:value-type="float">
            <text:p>39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4" calcext:value-type="float">
            <text:p>510202050044 </text:p>
          </table:table-cell>
          <table:table-cell table:style-name="ce137" office:value-type="string" office:string-value="Suministros de oficina y computación planta                                      " calcext:value-type="string">
            <text:p><text:s/>Suministros de oficina y computación planta <text:s text:c="38"/></text:p>
          </table:table-cell>
          <table:table-cell table:style-name="ce151" office:value-type="float" office:value="6323.88" calcext:value-type="float">
            <text:p>6,32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0" calcext:value-type="float">
            <text:p>520101030010 </text:p>
          </table:table-cell>
          <table:table-cell table:style-name="ce137" office:value-type="string" office:string-value="Suministros, materiales y repuestos Ventas                                      " calcext:value-type="string">
            <text:p><text:s/>Suministros, materiales y repuestos Ventas <text:s text:c="38"/></text:p>
          </table:table-cell>
          <table:table-cell table:style-name="ce151" office:value-type="float" office:value="124" calcext:value-type="float">
            <text:p>12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1" calcext:value-type="float">
            <text:p>520101030011 </text:p>
          </table:table-cell>
          <table:table-cell table:style-name="ce137" office:value-type="string" office:string-value="Suministros de oficina y comput ventas y diseño                                 " calcext:value-type="string">
            <text:p><text:s/>Suministros de oficina y comput ventas y diseño <text:s text:c="33"/></text:p>
          </table:table-cell>
          <table:table-cell table:style-name="ce151" office:value-type="float" office:value="8468.1" calcext:value-type="float">
            <text:p>8,46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5" calcext:value-type="float">
            <text:p>520205010005 </text:p>
          </table:table-cell>
          <table:table-cell table:style-name="ce137" office:value-type="string" office:string-value="Suministros de Oficina y Computación                                            " calcext:value-type="string">
            <text:p><text:s/>Suministros de Oficina y Computación <text:s text:c="44"/></text:p>
          </table:table-cell>
          <table:table-cell table:style-name="ce151" office:value-type="float" office:value="14489.43" calcext:value-type="float">
            <text:p>14,48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5" calcext:value-type="float">
            <text:p>520205010015 </text:p>
          </table:table-cell>
          <table:table-cell table:style-name="ce137" office:value-type="string" office:string-value="Suministros, materiales y repuestos Administración                              " calcext:value-type="string">
            <text:p><text:s/>Suministros, materiales y repuestos Administración <text:s text:c="30"/></text:p>
          </table:table-cell>
          <table:table-cell table:style-name="ce151" office:value-type="float" office:value="2221.45" calcext:value-type="float">
            <text:p>2,22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 table:number-rows-repeated="3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7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Deterioros activos financiero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 table:number-rows-repeated="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Promoción y publicidad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2" calcext:value-type="float">
            <text:p>520101030002 </text:p>
          </table:table-cell>
          <table:table-cell table:style-name="ce137" office:value-type="string" office:string-value="Promoción y Publicidad                                                          " calcext:value-type="string">
            <text:p><text:s/>Promoción y Publicidad <text:s text:c="58"/></text:p>
          </table:table-cell>
          <table:table-cell table:style-name="ce151" office:value-type="float" office:value="11587.93" calcext:value-type="float">
            <text:p>11,58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7" calcext:value-type="float">
            <text:p>520205010027 </text:p>
          </table:table-cell>
          <table:table-cell table:style-name="ce137" office:value-type="string" office:string-value="Promocion y Publicidad Administracion                                           " calcext:value-type="string">
            <text:p><text:s/>Promocion y Publicidad Administracion <text:s text:c="43"/></text:p>
          </table:table-cell>
          <table:table-cell table:style-name="ce151" office:value-type="float" office:value="1229" calcext:value-type="float">
            <text:p>1,22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Seguros y reaseguro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4010001" calcext:value-type="float">
            <text:p>520204010001 </text:p>
          </table:table-cell>
          <table:table-cell table:style-name="ce137" office:value-type="string" office:string-value="Seguro Responsabilidad Civil                                                    " calcext:value-type="string">
            <text:p><text:s/>Seguro Responsabilidad Civil <text:s text:c="52"/></text:p>
          </table:table-cell>
          <table:table-cell table:style-name="ce151" office:value-type="float" office:value="10.88" calcext:value-type="float">
            <text:p>1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4010002" calcext:value-type="float">
            <text:p>520204010002 </text:p>
          </table:table-cell>
          <table:table-cell table:style-name="ce137" office:value-type="string" office:string-value="Seguro de Vehiculos                                                             " calcext:value-type="string">
            <text:p><text:s/>Seguro de Vehiculos <text:s text:c="61"/></text:p>
          </table:table-cell>
          <table:table-cell table:style-name="ce151" office:value-type="float" office:value="1996.24" calcext:value-type="float">
            <text:p>1,99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4010003" calcext:value-type="float">
            <text:p>520204010003 </text:p>
          </table:table-cell>
          <table:table-cell table:style-name="ce137" office:value-type="string" office:string-value="Seguro de Contra Incendios                                                      " calcext:value-type="string">
            <text:p><text:s/>Seguro de Contra Incendios <text:s text:c="54"/></text:p>
          </table:table-cell>
          <table:table-cell table:style-name="ce151" office:value-type="float" office:value="178.34" calcext:value-type="float">
            <text:p>17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4010004" calcext:value-type="float">
            <text:p>520204010004 </text:p>
          </table:table-cell>
          <table:table-cell table:style-name="ce137" office:value-type="string" office:string-value="Seguro Contra Asalto y Robos                                                    " calcext:value-type="string">
            <text:p><text:s/>Seguro Contra Asalto y Robos <text:s text:c="52"/></text:p>
          </table:table-cell>
          <table:table-cell table:style-name="ce151" office:value-type="float" office:value="14.62" calcext:value-type="float">
            <text:p>1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4010005" calcext:value-type="float">
            <text:p>520204010005 </text:p>
          </table:table-cell>
          <table:table-cell table:style-name="ce137" office:value-type="string" office:string-value="Seguro SENAE                                                                    " calcext:value-type="string">
            <text:p><text:s/>Seguro SENAE <text:s text:c="68"/></text:p>
          </table:table-cell>
          <table:table-cell table:style-name="ce151" office:value-type="float" office:value="5577.09" calcext:value-type="float">
            <text:p>5,57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4010007" calcext:value-type="float">
            <text:p>520204010007 </text:p>
          </table:table-cell>
          <table:table-cell table:style-name="ce137" office:value-type="string" office:string-value="Otros seguros                                                                   " calcext:value-type="string">
            <text:p><text:s/>Otros seguros <text:s text:c="67"/></text:p>
          </table:table-cell>
          <table:table-cell table:style-name="ce151" office:value-type="float" office:value="462.06" calcext:value-type="float">
            <text:p>46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0" calcext:value-type="float">
            <text:p>510202050020 </text:p>
          </table:table-cell>
          <table:table-cell table:style-name="ce137" office:value-type="string" office:string-value="Seguro contra incendios                                                         " calcext:value-type="string">
            <text:p><text:s/>Seguro contra incendios <text:s text:c="57"/></text:p>
          </table:table-cell>
          <table:table-cell table:style-name="ce151" office:value-type="float" office:value="535.01" calcext:value-type="float">
            <text:p>53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2" calcext:value-type="float">
            <text:p>510202050022 </text:p>
          </table:table-cell>
          <table:table-cell table:style-name="ce137" office:value-type="string" office:string-value="Seguro de Vehiculos                                                             " calcext:value-type="string">
            <text:p><text:s/>Seguro de Vehiculos <text:s text:c="61"/></text:p>
          </table:table-cell>
          <table:table-cell table:style-name="ce151" office:value-type="float" office:value="560.29" calcext:value-type="float">
            <text:p>56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3" calcext:value-type="float">
            <text:p>510202050023 </text:p>
          </table:table-cell>
          <table:table-cell table:style-name="ce137" office:value-type="string" office:string-value="Seguro SENAE                                                                    " calcext:value-type="string">
            <text:p><text:s/>Seguro SENAE <text:s text:c="68"/></text:p>
          </table:table-cell>
          <table:table-cell table:style-name="ce151" office:value-type="float" office:value="40860.89" calcext:value-type="float">
            <text:p>40,86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7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Gastos de viaje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9" calcext:value-type="float">
            <text:p>520205010029 </text:p>
          </table:table-cell>
          <table:table-cell table:style-name="ce137" office:value-type="string" office:string-value="Gastos de viaticos administración                                               " calcext:value-type="string">
            <text:p><text:s/>Gastos de viaticos administración <text:s text:c="47"/></text:p>
          </table:table-cell>
          <table:table-cell table:style-name="ce151" office:value-type="float" office:value="1061.62" calcext:value-type="float">
            <text:p>1,06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30" calcext:value-type="float">
            <text:p>520205010030 </text:p>
          </table:table-cell>
          <table:table-cell table:style-name="ce137" office:value-type="string" office:string-value="Gasto Movilizacion Administración                                               " calcext:value-type="string">
            <text:p><text:s/>Gasto Movilizacion Administración <text:s text:c="47"/></text:p>
          </table:table-cell>
          <table:table-cell table:style-name="ce151" office:value-type="float" office:value="2118.95" calcext:value-type="float">
            <text:p>2,11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8" calcext:value-type="float">
            <text:p>520101030008 </text:p>
          </table:table-cell>
          <table:table-cell table:style-name="ce137" office:value-type="string" office:string-value="Gastos Viaticos                                                                 " calcext:value-type="string">
            <text:p><text:s/>Gastos Viaticos <text:s text:c="65"/></text:p>
          </table:table-cell>
          <table:table-cell table:style-name="ce151" office:value-type="float" office:value="2221.29" calcext:value-type="float">
            <text:p>2,22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3" calcext:value-type="float">
            <text:p>520101030003 </text:p>
          </table:table-cell>
          <table:table-cell table:style-name="ce137" office:value-type="string" office:string-value="Gastos de Viaje Ventas                                                          " calcext:value-type="string">
            <text:p><text:s/>Gastos de Viaje Ventas <text:s text:c="58"/></text:p>
          </table:table-cell>
          <table:table-cell table:style-name="ce151" office:value-type="float" office:value="1969" calcext:value-type="float">
            <text:p>1,96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22" office:value-type="string" calcext:value-type="string">
            <text:p>Otros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40101040009" calcext:value-type="float">
            <text:p>540101040009 </text:p>
          </table:table-cell>
          <table:table-cell table:style-name="ce137" office:value-type="string" office:string-value="Otros egresos                                                                   " calcext:value-type="string">
            <text:p><text:s/>Otros egresos <text:s text:c="67"/></text:p>
          </table:table-cell>
          <table:table-cell table:style-name="ce151" office:value-type="float" office:value="4082.66" calcext:value-type="float">
            <text:p>4,08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20002" calcext:value-type="float">
            <text:p>520101020002 </text:p>
          </table:table-cell>
          <table:table-cell table:style-name="ce137" office:value-type="string" office:string-value="Alimentacion Ventas                                                             " calcext:value-type="string">
            <text:p><text:s/>Alimentacion Ventas <text:s text:c="61"/></text:p>
          </table:table-cell>
          <table:table-cell table:style-name="ce151" office:value-type="float" office:value="6887.82" calcext:value-type="float">
            <text:p>6,88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20001" calcext:value-type="float">
            <text:p>510202020001 </text:p>
          </table:table-cell>
          <table:table-cell table:style-name="ce137" office:value-type="string" office:string-value="Agasajo al Personal Planta                                                      " calcext:value-type="string">
            <text:p><text:s/>Agasajo al Personal Planta <text:s text:c="54"/></text:p>
          </table:table-cell>
          <table:table-cell table:style-name="ce151" office:value-type="float" office:value="3316.89" calcext:value-type="float">
            <text:p>3,31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50004" calcext:value-type="float">
            <text:p>510201050004 </text:p>
          </table:table-cell>
          <table:table-cell table:style-name="ce137" office:value-type="string" office:string-value="Servicio de Manufactura Directos                                                " calcext:value-type="string">
            <text:p><text:s/>Servicio de Manufactura Directos <text:s text:c="48"/></text:p>
          </table:table-cell>
          <table:table-cell table:style-name="ce151" office:value-type="float" office:value="404295.41" calcext:value-type="float">
            <text:p>404,29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7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5" office:value-type="string" office:string-value="Transferencias entre Cuentas" calcext:value-type="string">
            <text:p><text:s/>Transferencias entre Cuentas </text:p>
          </table:table-cell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90001" calcext:value-type="float">
            <text:p>510201090001 </text:p>
          </table:table-cell>
          <table:table-cell table:style-name="ce137" office:value-type="string" office:string-value="Transferencia Costos Directos a Costo Producción                                " calcext:value-type="string">
            <text:p><text:s/>Transferencia Costos Directos a Costo Producción <text:s text:c="32"/></text:p>
          </table:table-cell>
          <table:table-cell table:style-name="Default"/>
          <table:table-cell table:style-name="ce151" office:value-type="float" office:value="2301436.07" calcext:value-type="float">
            <text:p>2,301,43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90001" calcext:value-type="float">
            <text:p>510202090001 </text:p>
          </table:table-cell>
          <table:table-cell table:style-name="ce137" office:value-type="string" office:string-value="Transferencia Costos Indirectos a Costo Producción                              " calcext:value-type="string">
            <text:p><text:s/>Transferencia Costos Indirectos a Costo Producción <text:s text:c="30"/></text:p>
          </table:table-cell>
          <table:table-cell table:style-name="Default"/>
          <table:table-cell table:style-name="ce151" office:value-type="float" office:value="2115500.49" calcext:value-type="float">
            <text:p>2,115,5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301010002" calcext:value-type="float">
            <text:p>510301010002 </text:p>
          </table:table-cell>
          <table:table-cell table:style-name="ce137" office:value-type="string" office:string-value="Costo de Producción Prod. Terminado                                             " calcext:value-type="string">
            <text:p><text:s/>Costo de Producción Prod. Terminado <text:s text:c="45"/></text:p>
          </table:table-cell>
          <table:table-cell table:style-name="Default"/>
          <table:table-cell table:style-name="ce151" office:value-type="float" office:value="40251085" calcext:value-type="float">
            <text:p>40,251,08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302010002" calcext:value-type="float">
            <text:p>510302010002 </text:p>
          </table:table-cell>
          <table:table-cell table:style-name="ce137" office:value-type="string" office:string-value="Consumo de MP bobinas para conversion                                           " calcext:value-type="string">
            <text:p><text:s/>Consumo de MP bobinas para conversion <text:s text:c="43"/></text:p>
          </table:table-cell>
          <table:table-cell table:style-name="Default"/>
          <table:table-cell table:style-name="ce151" office:value-type="float" office:value="11020586.32" calcext:value-type="float">
            <text:p>11,020,58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302010099" calcext:value-type="float">
            <text:p>510302010099 </text:p>
          </table:table-cell>
          <table:table-cell table:style-name="ce137" office:value-type="string" office:string-value="Transferencia Costo Produccion Materia Prima                                    " calcext:value-type="string">
            <text:p><text:s/>Transferencia Costo Produccion Materia Prima <text:s text:c="36"/></text:p>
          </table:table-cell>
          <table:table-cell table:style-name="Default"/>
          <table:table-cell table:style-name="ce151" office:value-type="float" office:value="10940446.18" calcext:value-type="float">
            <text:p>10,940,446</text:p>
          </table:table-cell>
          <table:table-cell table:style-name="ce8" table:number-columns-repeated="50"/>
          <table:table-cell table:number-columns-repeated="963"/>
        </table:table-row>
        <table:table-row table:style-name="ro2" table:number-rows-repeated="5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/>
          <table:table-cell table:style-name="ce137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 table:number-rows-repeated="6">
          <table:table-cell table:style-name="Default" table:number-columns-repeated="1024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1050003" calcext:value-type="float">
            <text:p>510201050003 </text:p>
          </table:table-cell>
          <table:table-cell table:style-name="ce137" office:value-type="string" office:string-value="Troqueles                                                                       " calcext:value-type="string">
            <text:p><text:s/>Troqueles <text:s text:c="71"/></text:p>
          </table:table-cell>
          <table:table-cell table:style-name="ce151" office:value-type="float" office:value="23452.04" calcext:value-type="float">
            <text:p>23,45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20003" calcext:value-type="float">
            <text:p>510202020003 </text:p>
          </table:table-cell>
          <table:table-cell table:style-name="ce137" office:value-type="string" office:string-value="Alimentación Planta                                                             " calcext:value-type="string">
            <text:p><text:s/>Alimentación Planta <text:s text:c="61"/></text:p>
          </table:table-cell>
          <table:table-cell table:style-name="ce151" office:value-type="float" office:value="78358.58" calcext:value-type="float">
            <text:p>78,35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20005" calcext:value-type="float">
            <text:p>510202020005 </text:p>
          </table:table-cell>
          <table:table-cell table:style-name="ce137" office:value-type="string" office:string-value="Gastos Médicos Planta                                                           " calcext:value-type="string">
            <text:p><text:s/>Gastos Médicos Planta <text:s text:c="59"/></text:p>
          </table:table-cell>
          <table:table-cell table:style-name="ce151" office:value-type="float" office:value="2084.27" calcext:value-type="float">
            <text:p>2,08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20007" calcext:value-type="float">
            <text:p>510202020007 </text:p>
          </table:table-cell>
          <table:table-cell table:style-name="ce137" office:value-type="string" office:string-value="Capacitación y Seminarios Planta                                                " calcext:value-type="string">
            <text:p><text:s/>Capacitación y Seminarios Planta <text:s text:c="48"/></text:p>
          </table:table-cell>
          <table:table-cell table:style-name="ce151" office:value-type="float" office:value="3665" calcext:value-type="float">
            <text:p>3,66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20008" calcext:value-type="float">
            <text:p>510202020008 </text:p>
          </table:table-cell>
          <table:table-cell table:style-name="ce137" office:value-type="string" office:string-value="Otros gastos del personal Planta                                                " calcext:value-type="string">
            <text:p><text:s/>Otros gastos del personal Planta <text:s text:c="48"/></text:p>
          </table:table-cell>
          <table:table-cell table:style-name="ce151" office:value-type="float" office:value="135" calcext:value-type="float">
            <text:p>13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04" calcext:value-type="float">
            <text:p>510202050004 </text:p>
          </table:table-cell>
          <table:table-cell table:style-name="ce137" office:value-type="string" office:string-value="Combustibles Bodega                                                             " calcext:value-type="string">
            <text:p><text:s/>Combustibles Bodega <text:s text:c="61"/></text:p>
          </table:table-cell>
          <table:table-cell table:style-name="ce151" office:value-type="float" office:value="18705.84" calcext:value-type="float">
            <text:p>18,70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05" calcext:value-type="float">
            <text:p>510202050005 </text:p>
          </table:table-cell>
          <table:table-cell table:style-name="ce137" office:value-type="string" office:string-value="Artículos de Seguridad                                                          " calcext:value-type="string">
            <text:p><text:s/>Artículos de Seguridad <text:s text:c="58"/></text:p>
          </table:table-cell>
          <table:table-cell table:style-name="ce151" office:value-type="float" office:value="21582.6" calcext:value-type="float">
            <text:p>21,58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10" calcext:value-type="float">
            <text:p>510202050010 </text:p>
          </table:table-cell>
          <table:table-cell table:style-name="ce137" office:value-type="string" office:string-value="Fletes                                                                          " calcext:value-type="string">
            <text:p><text:s/>Fletes <text:s text:c="74"/></text:p>
          </table:table-cell>
          <table:table-cell table:style-name="ce151" office:value-type="float" office:value="59950" calcext:value-type="float">
            <text:p>59,95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11" calcext:value-type="float">
            <text:p>510202050011 </text:p>
          </table:table-cell>
          <table:table-cell table:style-name="ce137" office:value-type="string" office:string-value="Otros Costo de Producción                                                       " calcext:value-type="string">
            <text:p><text:s/>Otros Costo de Producción <text:s text:c="55"/></text:p>
          </table:table-cell>
          <table:table-cell table:style-name="ce151" office:value-type="float" office:value="271.35" calcext:value-type="float">
            <text:p>27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13" calcext:value-type="float">
            <text:p>510202050013 </text:p>
          </table:table-cell>
          <table:table-cell table:style-name="ce137" office:value-type="string" office:string-value="Servicio de Manufactura Indirectos                                              " calcext:value-type="string">
            <text:p><text:s/>Servicio de Manufactura Indirectos <text:s text:c="46"/></text:p>
          </table:table-cell>
          <table:table-cell table:style-name="ce151" office:value-type="float" office:value="21724.3" calcext:value-type="float">
            <text:p>21,72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14" calcext:value-type="float">
            <text:p>510202050014 </text:p>
          </table:table-cell>
          <table:table-cell table:style-name="ce137" office:value-type="string" office:string-value="Gastos de control de calidad                                                    " calcext:value-type="string">
            <text:p><text:s/>Gastos de control de calidad <text:s text:c="52"/></text:p>
          </table:table-cell>
          <table:table-cell table:style-name="ce151" office:value-type="float" office:value="194" calcext:value-type="float">
            <text:p>19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17" calcext:value-type="float">
            <text:p>510202050017 </text:p>
          </table:table-cell>
          <table:table-cell table:style-name="ce137" office:value-type="string" office:string-value="Servicio de Afilada de Cuchillas                                                " calcext:value-type="string">
            <text:p><text:s/>Servicio de Afilada de Cuchillas <text:s text:c="48"/></text:p>
          </table:table-cell>
          <table:table-cell table:style-name="ce151" office:value-type="float" office:value="5424.31" calcext:value-type="float">
            <text:p>5,42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4" calcext:value-type="float">
            <text:p>510202050024 </text:p>
          </table:table-cell>
          <table:table-cell table:style-name="ce137" office:value-type="string" office:string-value="Gastos viaticos planta                                                          " calcext:value-type="string">
            <text:p><text:s/>Gastos viaticos planta <text:s text:c="58"/></text:p>
          </table:table-cell>
          <table:table-cell table:style-name="ce151" office:value-type="float" office:value="106.05" calcext:value-type="float">
            <text:p>10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5" calcext:value-type="float">
            <text:p>510202050025 </text:p>
          </table:table-cell>
          <table:table-cell table:style-name="ce137" office:value-type="string" office:string-value="Asesorías                                                                       " calcext:value-type="string">
            <text:p><text:s/>Asesorías <text:s text:c="71"/></text:p>
          </table:table-cell>
          <table:table-cell table:style-name="ce151" office:value-type="float" office:value="12300" calcext:value-type="float">
            <text:p>12,30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8" calcext:value-type="float">
            <text:p>510202050028 </text:p>
          </table:table-cell>
          <table:table-cell table:style-name="ce137" office:value-type="string" office:string-value="Gastos movilizacion planta                                                      " calcext:value-type="string">
            <text:p><text:s/>Gastos movilizacion planta <text:s text:c="54"/></text:p>
          </table:table-cell>
          <table:table-cell table:style-name="ce151" office:value-type="float" office:value="18851.92" calcext:value-type="float">
            <text:p>18,85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29" calcext:value-type="float">
            <text:p>510202050029 </text:p>
          </table:table-cell>
          <table:table-cell table:style-name="ce137" office:value-type="string" office:string-value="Honorarios profesionales planta                                                 " calcext:value-type="string">
            <text:p><text:s/>Honorarios profesionales planta <text:s text:c="49"/></text:p>
          </table:table-cell>
          <table:table-cell table:style-name="ce151" office:value-type="float" office:value="28242.22" calcext:value-type="float">
            <text:p>28,24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2" calcext:value-type="float">
            <text:p>510202050032 </text:p>
          </table:table-cell>
          <table:table-cell table:style-name="ce137" office:value-type="string" office:string-value="Alquiler maquinarias y otros                                                    " calcext:value-type="string">
            <text:p><text:s/>Alquiler maquinarias y otros <text:s text:c="52"/></text:p>
          </table:table-cell>
          <table:table-cell table:style-name="ce151" office:value-type="float" office:value="800" calcext:value-type="float">
            <text:p>80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3" calcext:value-type="float">
            <text:p>510202050033 </text:p>
          </table:table-cell>
          <table:table-cell table:style-name="ce137" office:value-type="string" office:string-value="Destrucción desechos - medio ambiente                                           " calcext:value-type="string">
            <text:p><text:s/>Destrucción desechos - medio ambiente <text:s text:c="43"/></text:p>
          </table:table-cell>
          <table:table-cell table:style-name="ce151" office:value-type="float" office:value="1245.88" calcext:value-type="float">
            <text:p>1,24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4" calcext:value-type="float">
            <text:p>510202050034 </text:p>
          </table:table-cell>
          <table:table-cell table:style-name="ce137" office:value-type="string" office:string-value="Iva costo                                                                       " calcext:value-type="string">
            <text:p><text:s/>Iva costo <text:s text:c="71"/></text:p>
          </table:table-cell>
          <table:table-cell table:style-name="ce151" office:value-type="float" office:value="146206.62" calcext:value-type="float">
            <text:p>146,20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5" calcext:value-type="float">
            <text:p>510202050035 </text:p>
          </table:table-cell>
          <table:table-cell table:style-name="ce137" office:value-type="string" office:string-value="Matrícula e impuestos Vehicular bodega                                          " calcext:value-type="string">
            <text:p><text:s/>Matrícula e impuestos Vehicular bodega <text:s text:c="42"/></text:p>
          </table:table-cell>
          <table:table-cell table:style-name="ce151" office:value-type="float" office:value="628.77" calcext:value-type="float">
            <text:p>62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6" calcext:value-type="float">
            <text:p>510202050036 </text:p>
          </table:table-cell>
          <table:table-cell table:style-name="ce137" office:value-type="string" office:string-value="Otros pagos bienes y servicios planta                                           " calcext:value-type="string">
            <text:p><text:s/>Otros pagos bienes y servicios planta <text:s text:c="43"/></text:p>
          </table:table-cell>
          <table:table-cell table:style-name="ce151" office:value-type="float" office:value="13698.26" calcext:value-type="float">
            <text:p>13,69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7" calcext:value-type="float">
            <text:p>510202050037 </text:p>
          </table:table-cell>
          <table:table-cell table:style-name="ce137" office:value-type="string" office:string-value="Tasa de recolección de basura                                                   " calcext:value-type="string">
            <text:p><text:s/>Tasa de recolección de basura <text:s text:c="51"/></text:p>
          </table:table-cell>
          <table:table-cell table:style-name="ce151" office:value-type="float" office:value="11870.82" calcext:value-type="float">
            <text:p>11,87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39" calcext:value-type="float">
            <text:p>510202050039 </text:p>
          </table:table-cell>
          <table:table-cell table:style-name="ce137" office:value-type="string" office:string-value="Accesorios y herramientas                                                       " calcext:value-type="string">
            <text:p><text:s/>Accesorios y herramientas <text:s text:c="55"/></text:p>
          </table:table-cell>
          <table:table-cell table:style-name="ce151" office:value-type="float" office:value="467.34" calcext:value-type="float">
            <text:p>46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0" calcext:value-type="float">
            <text:p>510202050040 </text:p>
          </table:table-cell>
          <table:table-cell table:style-name="ce137" office:value-type="string" office:string-value="Gastos de licencias - software y mant  ERP                                      " calcext:value-type="string">
            <text:p><text:s/>Gastos de licencias - software y mant <text:s/>ERP <text:s text:c="38"/></text:p>
          </table:table-cell>
          <table:table-cell table:style-name="ce151" office:value-type="float" office:value="30334.14" calcext:value-type="float">
            <text:p>30,33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1" calcext:value-type="float">
            <text:p>510202050041 </text:p>
          </table:table-cell>
          <table:table-cell table:style-name="ce137" office:value-type="string" office:string-value="Servicios de fumigación y control de plagas                                     " calcext:value-type="string">
            <text:p><text:s/>Servicios de fumigación y control de plagas <text:s text:c="37"/></text:p>
          </table:table-cell>
          <table:table-cell table:style-name="ce151" office:value-type="float" office:value="4100" calcext:value-type="float">
            <text:p>4,10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6" calcext:value-type="float">
            <text:p>510202050046 </text:p>
          </table:table-cell>
          <table:table-cell table:style-name="ce137" office:value-type="string" office:string-value="Seguro ambiental                                                                " calcext:value-type="string">
            <text:p><text:s/>Seguro ambiental <text:s text:c="64"/></text:p>
          </table:table-cell>
          <table:table-cell table:style-name="ce151" office:value-type="float" office:value="185.99" calcext:value-type="float">
            <text:p>18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8" calcext:value-type="float">
            <text:p>510202050048 </text:p>
          </table:table-cell>
          <table:table-cell table:style-name="ce137" office:value-type="string" office:string-value="Seguro Rotura Maquinaria                                                        " calcext:value-type="string">
            <text:p><text:s/>Seguro Rotura Maquinaria <text:s text:c="56"/></text:p>
          </table:table-cell>
          <table:table-cell table:style-name="ce151" office:value-type="float" office:value="2228.57" calcext:value-type="float">
            <text:p>2,22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49" calcext:value-type="float">
            <text:p>510202050049 </text:p>
          </table:table-cell>
          <table:table-cell table:style-name="ce137" office:value-type="string" office:string-value="Telefonia Celular                                                               " calcext:value-type="string">
            <text:p><text:s/>Telefonia Celular <text:s text:c="63"/></text:p>
          </table:table-cell>
          <table:table-cell table:style-name="ce151" office:value-type="float" office:value="599.02" calcext:value-type="float">
            <text:p>59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202050050" calcext:value-type="float">
            <text:p>510202050050 </text:p>
          </table:table-cell>
          <table:table-cell table:style-name="ce137" office:value-type="string" office:string-value="Rastreo Satelital                                                               " calcext:value-type="string">
            <text:p><text:s/>Rastreo Satelital <text:s text:c="63"/></text:p>
          </table:table-cell>
          <table:table-cell table:style-name="ce151" office:value-type="float" office:value="858.48" calcext:value-type="float">
            <text:p>85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10302010001" calcext:value-type="float">
            <text:p>510302010001 </text:p>
          </table:table-cell>
          <table:table-cell table:style-name="ce137" office:value-type="string" office:string-value="Costo STD de materia prima                                                      " calcext:value-type="string">
            <text:p><text:s/>Costo STD de materia prima <text:s text:c="54"/></text:p>
          </table:table-cell>
          <table:table-cell table:style-name="ce151" office:value-type="float" office:value="4081.52" calcext:value-type="float">
            <text:p>4,08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20006" calcext:value-type="float">
            <text:p>520101020006 </text:p>
          </table:table-cell>
          <table:table-cell table:style-name="ce137" office:value-type="string" office:string-value="Capacitación y Seminarios Ventas                                                " calcext:value-type="string">
            <text:p><text:s/>Capacitación y Seminarios Ventas <text:s text:c="48"/></text:p>
          </table:table-cell>
          <table:table-cell table:style-name="ce151" office:value-type="float" office:value="2141" calcext:value-type="float">
            <text:p>2,14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20007" calcext:value-type="float">
            <text:p>520101020007 </text:p>
          </table:table-cell>
          <table:table-cell table:style-name="ce137" office:value-type="string" office:string-value="Agasajo al Personal Ventas                                                      " calcext:value-type="string">
            <text:p><text:s/>Agasajo al Personal Ventas <text:s text:c="54"/></text:p>
          </table:table-cell>
          <table:table-cell table:style-name="ce151" office:value-type="float" office:value="66.66" calcext:value-type="float">
            <text:p>6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4" calcext:value-type="float">
            <text:p>520101030004 </text:p>
          </table:table-cell>
          <table:table-cell table:style-name="ce137" office:value-type="string" office:string-value="Mant. Vehiculos Ventas                                                          " calcext:value-type="string">
            <text:p><text:s/>Mant. Vehiculos Ventas <text:s text:c="58"/></text:p>
          </table:table-cell>
          <table:table-cell table:style-name="ce151" office:value-type="float" office:value="1139.52" calcext:value-type="float">
            <text:p>1,14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5" calcext:value-type="float">
            <text:p>520101030005 </text:p>
          </table:table-cell>
          <table:table-cell table:style-name="ce137" office:value-type="string" office:string-value="Combustibles Ventas                                                             " calcext:value-type="string">
            <text:p><text:s/>Combustibles Ventas <text:s text:c="61"/></text:p>
          </table:table-cell>
          <table:table-cell table:style-name="ce151" office:value-type="float" office:value="8770.34" calcext:value-type="float">
            <text:p>8,77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6" calcext:value-type="float">
            <text:p>520101030006 </text:p>
          </table:table-cell>
          <table:table-cell table:style-name="ce137" office:value-type="string" office:string-value="Gastos de Exportación                                                           " calcext:value-type="string">
            <text:p><text:s/>Gastos de Exportación <text:s text:c="59"/></text:p>
          </table:table-cell>
          <table:table-cell table:style-name="ce151" office:value-type="float" office:value="140484.83" calcext:value-type="float">
            <text:p>140,48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7" calcext:value-type="float">
            <text:p>520101030007 </text:p>
          </table:table-cell>
          <table:table-cell table:style-name="ce137" office:value-type="string" office:string-value="Atención a clientes                                                             " calcext:value-type="string">
            <text:p><text:s/>Atención a clientes <text:s text:c="61"/></text:p>
          </table:table-cell>
          <table:table-cell table:style-name="ce151" office:value-type="float" office:value="961.54" calcext:value-type="float">
            <text:p>96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09" calcext:value-type="float">
            <text:p>520101030009 </text:p>
          </table:table-cell>
          <table:table-cell table:style-name="ce137" office:value-type="string" office:string-value="Telefonía celular ventas                                                        " calcext:value-type="string">
            <text:p><text:s/>Telefonía celular ventas <text:s text:c="56"/></text:p>
          </table:table-cell>
          <table:table-cell table:style-name="ce151" office:value-type="float" office:value="3006.56" calcext:value-type="float">
            <text:p>3,00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2" calcext:value-type="float">
            <text:p>520101030012 </text:p>
          </table:table-cell>
          <table:table-cell table:style-name="ce137" office:value-type="string" office:string-value="Movilizacion Ventas                                                             " calcext:value-type="string">
            <text:p><text:s/>Movilizacion Ventas <text:s text:c="61"/></text:p>
          </table:table-cell>
          <table:table-cell table:style-name="ce151" office:value-type="float" office:value="22" calcext:value-type="float">
            <text:p>2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3" calcext:value-type="float">
            <text:p>520101030013 </text:p>
          </table:table-cell>
          <table:table-cell table:style-name="ce137" office:value-type="string" office:string-value="Obsequios y muestras a clientes (autoconsumo)                                   " calcext:value-type="string">
            <text:p><text:s/>Obsequios y muestras a clientes (autoconsumo) <text:s text:c="35"/></text:p>
          </table:table-cell>
          <table:table-cell table:style-name="ce151" office:value-type="float" office:value="2672.55" calcext:value-type="float">
            <text:p>2,67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15" calcext:value-type="float">
            <text:p>520101030015 </text:p>
          </table:table-cell>
          <table:table-cell table:style-name="ce137" office:value-type="string" office:string-value="Seguros vehículos ventas                                                        " calcext:value-type="string">
            <text:p><text:s/>Seguros vehículos ventas <text:s text:c="56"/></text:p>
          </table:table-cell>
          <table:table-cell table:style-name="ce151" office:value-type="float" office:value="104.09" calcext:value-type="float">
            <text:p>10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20" calcext:value-type="float">
            <text:p>520101030020 </text:p>
          </table:table-cell>
          <table:table-cell table:style-name="ce137" office:value-type="string" office:string-value="Otros pagos bienes y servicios ventas                                           " calcext:value-type="string">
            <text:p><text:s/>Otros pagos bienes y servicios ventas <text:s text:c="43"/></text:p>
          </table:table-cell>
          <table:table-cell table:style-name="ce151" office:value-type="float" office:value="11642.07" calcext:value-type="float">
            <text:p>11,64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21" calcext:value-type="float">
            <text:p>520101030021 </text:p>
          </table:table-cell>
          <table:table-cell table:style-name="ce137" office:value-type="string" office:string-value="Mant equipos de computo                                                         " calcext:value-type="string">
            <text:p><text:s/>Mant equipos de computo <text:s text:c="57"/></text:p>
          </table:table-cell>
          <table:table-cell table:style-name="ce151" office:value-type="float" office:value="755" calcext:value-type="float">
            <text:p>75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22" calcext:value-type="float">
            <text:p>520101030022 </text:p>
          </table:table-cell>
          <table:table-cell table:style-name="ce137" office:value-type="string" office:string-value="Correo y Courrier                                                               " calcext:value-type="string">
            <text:p><text:s/>Correo y Courrier <text:s text:c="63"/></text:p>
          </table:table-cell>
          <table:table-cell table:style-name="ce151" office:value-type="float" office:value="18098.73" calcext:value-type="float">
            <text:p>18,09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23" calcext:value-type="float">
            <text:p>520101030023 </text:p>
          </table:table-cell>
          <table:table-cell table:style-name="ce137" office:value-type="string" office:string-value="Iva No aplicado ( Gasto)                                                        " calcext:value-type="string">
            <text:p><text:s/>Iva No aplicado ( Gasto) <text:s text:c="56"/></text:p>
          </table:table-cell>
          <table:table-cell table:style-name="ce151" office:value-type="float" office:value="13000.73" calcext:value-type="float">
            <text:p>13,00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101030024" calcext:value-type="float">
            <text:p>520101030024 </text:p>
          </table:table-cell>
          <table:table-cell table:style-name="ce137" office:value-type="string" office:string-value="Seguros de Exportación                                                          " calcext:value-type="string">
            <text:p><text:s/>Seguros de Exportación <text:s text:c="58"/></text:p>
          </table:table-cell>
          <table:table-cell table:style-name="ce151" office:value-type="float" office:value="14242.71" calcext:value-type="float">
            <text:p>14,24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20002" calcext:value-type="float">
            <text:p>520201020002 </text:p>
          </table:table-cell>
          <table:table-cell table:style-name="ce137" office:value-type="string" office:string-value="Alimentacion Administración                                                     " calcext:value-type="string">
            <text:p><text:s/>Alimentacion Administración <text:s text:c="53"/></text:p>
          </table:table-cell>
          <table:table-cell table:style-name="ce151" office:value-type="float" office:value="12561.52" calcext:value-type="float">
            <text:p>12,56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20003" calcext:value-type="float">
            <text:p>520201020003 </text:p>
          </table:table-cell>
          <table:table-cell table:style-name="ce137" office:value-type="string" office:string-value="Movilizacion/Transp de Personal Administración                                  " calcext:value-type="string">
            <text:p><text:s/>Movilizacion/Transp de Personal Administración <text:s text:c="34"/></text:p>
          </table:table-cell>
          <table:table-cell table:style-name="ce151" office:value-type="float" office:value="720" calcext:value-type="float">
            <text:p>72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20004" calcext:value-type="float">
            <text:p>520201020004 </text:p>
          </table:table-cell>
          <table:table-cell table:style-name="ce137" office:value-type="string" office:string-value="Gastos Médicos ventas y administración                                          " calcext:value-type="string">
            <text:p><text:s/>Gastos Médicos ventas y administración <text:s text:c="42"/></text:p>
          </table:table-cell>
          <table:table-cell table:style-name="ce151" office:value-type="float" office:value="3096.2" calcext:value-type="float">
            <text:p>3,09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20006" calcext:value-type="float">
            <text:p>520201020006 </text:p>
          </table:table-cell>
          <table:table-cell table:style-name="ce137" office:value-type="string" office:string-value="Capacitación y Seminarios Administración                                        " calcext:value-type="string">
            <text:p><text:s/>Capacitación y Seminarios Administración <text:s text:c="40"/></text:p>
          </table:table-cell>
          <table:table-cell table:style-name="ce151" office:value-type="float" office:value="2563" calcext:value-type="float">
            <text:p>2,56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1020007" calcext:value-type="float">
            <text:p>520201020007 </text:p>
          </table:table-cell>
          <table:table-cell table:style-name="ce137" office:value-type="string" office:string-value="Agasajo al Personal Administración                                              " calcext:value-type="string">
            <text:p><text:s/>Agasajo al Personal Administración <text:s text:c="46"/></text:p>
          </table:table-cell>
          <table:table-cell table:style-name="ce151" office:value-type="float" office:value="31594.99" calcext:value-type="float">
            <text:p>31,59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2010002" calcext:value-type="float">
            <text:p>520202010002 </text:p>
          </table:table-cell>
          <table:table-cell table:style-name="ce137" office:value-type="string" office:string-value="Servicios de Contabilidad - Asesorias                                           " calcext:value-type="string">
            <text:p><text:s/>Servicios de Contabilidad - Asesorias <text:s text:c="43"/></text:p>
          </table:table-cell>
          <table:table-cell table:style-name="ce151" office:value-type="float" office:value="13030" calcext:value-type="float">
            <text:p>13,03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2010005" calcext:value-type="float">
            <text:p>520202010005 </text:p>
          </table:table-cell>
          <table:table-cell table:style-name="ce137" office:value-type="string" office:string-value="Auditorías                                                                      " calcext:value-type="string">
            <text:p><text:s/>Auditorías <text:s text:c="70"/></text:p>
          </table:table-cell>
          <table:table-cell table:style-name="ce151" office:value-type="float" office:value="7514.72" calcext:value-type="float">
            <text:p>7,51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3010005" calcext:value-type="float">
            <text:p>520203010005 </text:p>
          </table:table-cell>
          <table:table-cell table:style-name="ce137" office:value-type="string" office:string-value="Combustibles Administración                                                     " calcext:value-type="string">
            <text:p><text:s/>Combustibles Administración <text:s text:c="53"/></text:p>
          </table:table-cell>
          <table:table-cell table:style-name="ce151" office:value-type="float" office:value="6949.55" calcext:value-type="float">
            <text:p>6,95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3010007" calcext:value-type="float">
            <text:p>520203010007 </text:p>
          </table:table-cell>
          <table:table-cell table:style-name="ce137" office:value-type="string" office:string-value="Matricula e impuestos  vehicular  Adm                                           " calcext:value-type="string">
            <text:p><text:s/>Matricula e impuestos <text:s/>vehicular <text:s/>Adm <text:s text:c="43"/></text:p>
          </table:table-cell>
          <table:table-cell table:style-name="ce151" office:value-type="float" office:value="11789.94" calcext:value-type="float">
            <text:p>11,79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1" calcext:value-type="float">
            <text:p>520205010001 </text:p>
          </table:table-cell>
          <table:table-cell table:style-name="ce137" office:value-type="string" office:string-value="Gastos de Viaje Administración                                                  " calcext:value-type="string">
            <text:p><text:s/>Gastos de Viaje Administración <text:s text:c="50"/></text:p>
          </table:table-cell>
          <table:table-cell table:style-name="ce151" office:value-type="float" office:value="1494.54" calcext:value-type="float">
            <text:p>1,49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2" calcext:value-type="float">
            <text:p>520205010002 </text:p>
          </table:table-cell>
          <table:table-cell table:style-name="ce137" office:value-type="string" office:string-value="Gastos de Gestión                                                               " calcext:value-type="string">
            <text:p><text:s/>Gastos de Gestión <text:s text:c="63"/></text:p>
          </table:table-cell>
          <table:table-cell table:style-name="ce151" office:value-type="float" office:value="3891.76" calcext:value-type="float">
            <text:p>3,89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3" calcext:value-type="float">
            <text:p>520205010003 </text:p>
          </table:table-cell>
          <table:table-cell table:style-name="ce137" office:value-type="string" office:string-value="Telefonía Celular                                                               " calcext:value-type="string">
            <text:p><text:s/>Telefonía Celular <text:s text:c="63"/></text:p>
          </table:table-cell>
          <table:table-cell table:style-name="ce151" office:value-type="float" office:value="2368.64" calcext:value-type="float">
            <text:p>2,36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04" calcext:value-type="float">
            <text:p>520205010004 </text:p>
          </table:table-cell>
          <table:table-cell table:style-name="ce137" office:value-type="string" office:string-value="Correo y Courrier                                                               " calcext:value-type="string">
            <text:p><text:s/>Correo y Courrier <text:s text:c="63"/></text:p>
          </table:table-cell>
          <table:table-cell table:style-name="ce151" office:value-type="float" office:value="1076.35" calcext:value-type="float">
            <text:p>1,07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0" calcext:value-type="float">
            <text:p>520205010010 </text:p>
          </table:table-cell>
          <table:table-cell table:style-name="ce137" office:value-type="string" office:string-value="Utiles de Limpieza/Cafeteria                                                    " calcext:value-type="string">
            <text:p><text:s/>Utiles de Limpieza/Cafeteria <text:s text:c="52"/></text:p>
          </table:table-cell>
          <table:table-cell table:style-name="ce151" office:value-type="float" office:value="4629.38" calcext:value-type="float">
            <text:p>4,62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1" calcext:value-type="float">
            <text:p>520205010011 </text:p>
          </table:table-cell>
          <table:table-cell table:style-name="ce137" office:value-type="string" office:string-value="Gastos Menores de activos Administración                                        " calcext:value-type="string">
            <text:p><text:s/>Gastos Menores de activos Administración <text:s text:c="40"/></text:p>
          </table:table-cell>
          <table:table-cell table:style-name="ce151" office:value-type="float" office:value="419.49" calcext:value-type="float">
            <text:p>41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2" calcext:value-type="float">
            <text:p>520205010012 </text:p>
          </table:table-cell>
          <table:table-cell table:style-name="ce137" office:value-type="string" office:string-value="Donaciones                                                                      " calcext:value-type="string">
            <text:p><text:s/>Donaciones <text:s text:c="70"/></text:p>
          </table:table-cell>
          <table:table-cell table:style-name="ce151" office:value-type="float" office:value="3267.41" calcext:value-type="float">
            <text:p>3,26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3" calcext:value-type="float">
            <text:p>520205010013 </text:p>
          </table:table-cell>
          <table:table-cell table:style-name="ce137" office:value-type="string" office:string-value="Cuotas y Suscripciones                                                          " calcext:value-type="string">
            <text:p><text:s/>Cuotas y Suscripciones <text:s text:c="58"/></text:p>
          </table:table-cell>
          <table:table-cell table:style-name="ce151" office:value-type="float" office:value="10680" calcext:value-type="float">
            <text:p>10,68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4" calcext:value-type="float">
            <text:p>520205010014 </text:p>
          </table:table-cell>
          <table:table-cell table:style-name="ce137" office:value-type="string" office:string-value="IVA no aplicado (gasto)                                                         " calcext:value-type="string">
            <text:p><text:s/>IVA no aplicado (gasto) <text:s text:c="57"/></text:p>
          </table:table-cell>
          <table:table-cell table:style-name="ce151" office:value-type="float" office:value="93133.08" calcext:value-type="float">
            <text:p>93,13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8" calcext:value-type="float">
            <text:p>520205010018 </text:p>
          </table:table-cell>
          <table:table-cell table:style-name="ce137" office:value-type="string" office:string-value="Multas e Intereses                                                              " calcext:value-type="string">
            <text:p><text:s/>Multas e Intereses <text:s text:c="62"/></text:p>
          </table:table-cell>
          <table:table-cell table:style-name="ce151" office:value-type="float" office:value="1198.4" calcext:value-type="float">
            <text:p>1,19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19" calcext:value-type="float">
            <text:p>520205010019 </text:p>
          </table:table-cell>
          <table:table-cell table:style-name="ce137" office:value-type="string" office:string-value="Otros costos de importación y producción                                        " calcext:value-type="string">
            <text:p><text:s/>Otros costos de importación y producción <text:s text:c="40"/></text:p>
          </table:table-cell>
          <table:table-cell table:style-name="ce151" office:value-type="float" office:value="689.71" calcext:value-type="float">
            <text:p>69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0" calcext:value-type="float">
            <text:p>520205010020 </text:p>
          </table:table-cell>
          <table:table-cell table:style-name="ce137" office:value-type="string" office:string-value="Ajustes de centavos                                                             " calcext:value-type="string">
            <text:p><text:s/>Ajustes de centavos <text:s text:c="61"/></text:p>
          </table:table-cell>
          <table:table-cell table:style-name="ce151" office:value-type="float" office:value="18.65" calcext:value-type="float">
            <text:p>1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1" calcext:value-type="float">
            <text:p>520205010021 </text:p>
          </table:table-cell>
          <table:table-cell table:style-name="ce137" office:value-type="string" office:string-value="Gastos Legales                                                                  " calcext:value-type="string">
            <text:p><text:s/>Gastos Legales <text:s text:c="66"/></text:p>
          </table:table-cell>
          <table:table-cell table:style-name="ce151" office:value-type="float" office:value="2121" calcext:value-type="float">
            <text:p>2,121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2" calcext:value-type="float">
            <text:p>520205010022 </text:p>
          </table:table-cell>
          <table:table-cell table:style-name="ce137" office:value-type="string" office:string-value="Seguridad                                                                       " calcext:value-type="string">
            <text:p><text:s/>Seguridad <text:s text:c="71"/></text:p>
          </table:table-cell>
          <table:table-cell table:style-name="ce151" office:value-type="float" office:value="31790" calcext:value-type="float">
            <text:p>31,79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3" calcext:value-type="float">
            <text:p>520205010023 </text:p>
          </table:table-cell>
          <table:table-cell table:style-name="ce137" office:value-type="string" office:string-value="Gastos no Deducibles                                                            " calcext:value-type="string">
            <text:p><text:s/>Gastos no Deducibles <text:s text:c="60"/></text:p>
          </table:table-cell>
          <table:table-cell table:style-name="ce151" office:value-type="float" office:value="94478.22" calcext:value-type="float">
            <text:p>94,478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4" calcext:value-type="float">
            <text:p>520205010024 </text:p>
          </table:table-cell>
          <table:table-cell table:style-name="ce137" office:value-type="string" office:string-value="Gastos de licencias -software y mant ERP                                        " calcext:value-type="string">
            <text:p><text:s/>Gastos de licencias -software y mant ERP <text:s text:c="40"/></text:p>
          </table:table-cell>
          <table:table-cell table:style-name="ce151" office:value-type="float" office:value="27632.62" calcext:value-type="float">
            <text:p>27,63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6" calcext:value-type="float">
            <text:p>520205010026 </text:p>
          </table:table-cell>
          <table:table-cell table:style-name="ce137" office:value-type="string" office:string-value="Iva Facrtor de Proporcionalidad                                                 " calcext:value-type="string">
            <text:p><text:s/>Iva Facrtor de Proporcionalidad <text:s text:c="49"/></text:p>
          </table:table-cell>
          <table:table-cell table:style-name="ce151" office:value-type="float" office:value="30166.36" calcext:value-type="float">
            <text:p>30,16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28" calcext:value-type="float">
            <text:p>520205010028 </text:p>
          </table:table-cell>
          <table:table-cell table:style-name="ce137" office:value-type="string" office:string-value="Provision Ctas incobrables                                                      " calcext:value-type="string">
            <text:p><text:s/>Provision Ctas incobrables <text:s text:c="54"/></text:p>
          </table:table-cell>
          <table:table-cell table:style-name="ce151" office:value-type="float" office:value="24295.58" calcext:value-type="float">
            <text:p>24,296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31" calcext:value-type="float">
            <text:p>520205010031 </text:p>
          </table:table-cell>
          <table:table-cell table:style-name="ce137" office:value-type="string" office:string-value="Retenciones Asumidas                                                            " calcext:value-type="string">
            <text:p><text:s/>Retenciones Asumidas <text:s text:c="60"/></text:p>
          </table:table-cell>
          <table:table-cell table:style-name="ce151" office:value-type="float" office:value="362.88" calcext:value-type="float">
            <text:p>363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35" calcext:value-type="float">
            <text:p>520205010035 </text:p>
          </table:table-cell>
          <table:table-cell table:style-name="ce137" office:value-type="string" office:string-value="Sistema de circuito cerrado                                                     " calcext:value-type="string">
            <text:p><text:s/>Sistema de circuito cerrado <text:s text:c="53"/></text:p>
          </table:table-cell>
          <table:table-cell table:style-name="ce151" office:value-type="float" office:value="916.7" calcext:value-type="float">
            <text:p>91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36" calcext:value-type="float">
            <text:p>520205010036 </text:p>
          </table:table-cell>
          <table:table-cell table:style-name="ce137" office:value-type="string" office:string-value="Otros pagos bienes y servicios administración                                   " calcext:value-type="string">
            <text:p><text:s/>Otros pagos bienes y servicios administración <text:s text:c="35"/></text:p>
          </table:table-cell>
          <table:table-cell table:style-name="ce151" office:value-type="float" office:value="30687.19" calcext:value-type="float">
            <text:p>30,68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39" calcext:value-type="float">
            <text:p>520205010039 </text:p>
          </table:table-cell>
          <table:table-cell table:style-name="ce137" office:value-type="string" office:string-value="Registros y derechos                                                            " calcext:value-type="string">
            <text:p><text:s/>Registros y derechos <text:s text:c="60"/></text:p>
          </table:table-cell>
          <table:table-cell table:style-name="ce151" office:value-type="float" office:value="744" calcext:value-type="float">
            <text:p>744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40" calcext:value-type="float">
            <text:p>520205010040 </text:p>
          </table:table-cell>
          <table:table-cell table:style-name="ce137" office:value-type="string" office:string-value="Obsequios y muestras a clientes (autoconsumo)                                   " calcext:value-type="string">
            <text:p><text:s/>Obsequios y muestras a clientes (autoconsumo) <text:s text:c="35"/></text:p>
          </table:table-cell>
          <table:table-cell table:style-name="ce151" office:value-type="float" office:value="10935.44" calcext:value-type="float">
            <text:p>10,935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205010041" calcext:value-type="float">
            <text:p>520205010041 </text:p>
          </table:table-cell>
          <table:table-cell table:style-name="ce137" office:value-type="string" office:string-value="Gastos de embarque por reexportacion                                            " calcext:value-type="string">
            <text:p><text:s/>Gastos de embarque por reexportacion <text:s text:c="44"/></text:p>
          </table:table-cell>
          <table:table-cell table:style-name="ce151" office:value-type="float" office:value="250" calcext:value-type="float">
            <text:p>250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301010001" calcext:value-type="float">
            <text:p>520301010001 </text:p>
          </table:table-cell>
          <table:table-cell table:style-name="ce137" office:value-type="string" office:string-value="Intereses Bancarios                                                             " calcext:value-type="string">
            <text:p><text:s/>Intereses Bancarios <text:s text:c="61"/></text:p>
          </table:table-cell>
          <table:table-cell table:style-name="ce151" office:value-type="float" office:value="59698.53" calcext:value-type="float">
            <text:p>59,699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301020001" calcext:value-type="float">
            <text:p>520301020001 </text:p>
          </table:table-cell>
          <table:table-cell table:style-name="ce137" office:value-type="string" office:string-value="Gastos Bancarios                                                                " calcext:value-type="string">
            <text:p><text:s/>Gastos Bancarios <text:s text:c="64"/></text:p>
          </table:table-cell>
          <table:table-cell table:style-name="ce151" office:value-type="float" office:value="14076.8" calcext:value-type="float">
            <text:p>14,07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20301020002" calcext:value-type="float">
            <text:p>520301020002 </text:p>
          </table:table-cell>
          <table:table-cell table:style-name="ce137" office:value-type="string" office:string-value="Diferencia en Cambio                                                            " calcext:value-type="string">
            <text:p><text:s/>Diferencia en Cambio <text:s text:c="60"/></text:p>
          </table:table-cell>
          <table:table-cell table:style-name="ce151" office:value-type="float" office:value="742.41" calcext:value-type="float">
            <text:p>74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40101030008" calcext:value-type="float">
            <text:p>540101030008 </text:p>
          </table:table-cell>
          <table:table-cell table:style-name="ce137" office:value-type="string" office:string-value="Otros Intereses ganados                                                         " calcext:value-type="string">
            <text:p><text:s/>Otros Intereses ganados <text:s text:c="57"/></text:p>
          </table:table-cell>
          <table:table-cell table:style-name="ce151" office:value-type="float" office:value="7.21" calcext:value-type="float">
            <text:p>7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02"/>
          <table:table-cell table:style-name="ce126" office:value-type="float" office:value="540101030009" calcext:value-type="float">
            <text:p>540101030009 </text:p>
          </table:table-cell>
          <table:table-cell table:style-name="ce137" office:value-type="string" office:string-value="Ajustes                                                                         " calcext:value-type="string">
            <text:p><text:s/>Ajustes <text:s text:c="73"/></text:p>
          </table:table-cell>
          <table:table-cell table:style-name="ce151" office:value-type="float" office:value="1.6" calcext:value-type="float">
            <text:p>2</text:p>
          </table:table-cell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table:number-columns-repeated="7"/>
          <table:table-cell table:style-name="ce93"/>
          <table:table-cell table:style-name="Default" table:number-columns-repeated="1016"/>
        </table:table-row>
        <table:table-row table:style-name="ro2">
          <table:table-cell table:style-name="ce23"/>
          <table:table-cell table:style-name="ce85" table:number-columns-repeated="2"/>
          <table:table-cell table:style-name="ce105" table:number-columns-repeated="3"/>
          <table:table-cell table:style-name="ce121" table:formula="of:=[.D276]+[.E276]-[.F276]" office:value-type="float" office:value="0" calcext:value-type="float">
            <text:p>0</text:p>
          </table:table-cell>
          <table:table-cell table:style-name="ce98"/>
          <table:table-cell table:style-name="ce140"/>
          <table:table-cell table:style-name="ce105"/>
          <table:table-cell table:style-name="ce161" table:formula="of:=+[.G276]-[.J27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76])" office:value-type="float" office:value="0" calcext:value-type="float">
            <text:p>0</text:p>
          </table:table-cell>
          <table:table-cell table:style-name="ce106" table:formula="of:=SUM([.E9:.E276])" office:value-type="float" office:value="0" calcext:value-type="float">
            <text:p>0</text:p>
          </table:table-cell>
          <table:table-cell table:style-name="ce106" table:formula="of:=SUM([.F9:.F276])" office:value-type="float" office:value="0" calcext:value-type="float">
            <text:p>0</text:p>
          </table:table-cell>
          <table:table-cell table:style-name="ce106" table:formula="of:=SUM([.G9:.G276])" office:value-type="float" office:value="0" calcext:value-type="float">
            <text:p>0</text:p>
          </table:table-cell>
          <table:table-cell table:style-name="ce106" table:number-columns-repeated="2"/>
          <table:table-cell table:style-name="ce106" table:formula="of:=SUM([.J9:.J276])" office:value-type="float" office:value="7196922.19" calcext:value-type="float">
            <text:p>7,196,922</text:p>
          </table:table-cell>
          <table:table-cell table:style-name="ce162" table:formula="of:=SUM([.K9:.K276])" office:value-type="float" office:value="66629054.06" calcext:value-type="float">
            <text:p>66,629,054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 table:number-columns-repeated="2"/>
          <table:table-cell table:style-name="ce109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Gastos Administrativos</text:p>
          </table:table-cell>
          <table:table-cell table:style-name="ce91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Gastos de Ventas</text:p>
          </table:table-cell>
          <table:table-cell table:style-name="ce91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1" table:number-columns-repeated="2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Total</text:p>
          </table:table-cell>
          <table:table-cell table:style-name="ce91"/>
          <table:table-cell table:style-name="ce111" table:formula="of:=SUM([.D282:.D284])" office:value-type="float" office:value="0" calcext:value-type="float">
            <text:p>0</text:p>
          </table:table-cell>
          <table:table-cell table:style-name="ce111" table:formula="of:=SUM([.E282:.E284])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 table:number-rows-repeated="2">
          <table:table-cell table:style-name="ce20"/>
          <table:table-cell table:style-name="ce91" table:number-columns-repeated="2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Sueldos, Salarios, Beneficios Sociales</text:p>
          </table:table-cell>
          <table:table-cell table:style-name="ce91"/>
          <table:table-cell table:style-name="ce110"/>
          <table:table-cell table:style-name="ce110" table:formula="of:=SUM([.J10:.J59])" office:value-type="float" office:value="2222166.87" calcext:value-type="float">
            <text:p>2,222,167</text:p>
          </table:table-cell>
          <table:table-cell table:style-name="ce20"/>
          <table:table-cell table:style-name="ce97" office:value-type="float" office:value="662224" calcext:value-type="float">
            <text:p>662,224</text:p>
          </table:table-cell>
          <table:table-cell table:style-name="ce97" table:formula="of:=[.E288]-[.G288]" office:value-type="float" office:value="1559942.87" calcext:value-type="float">
            <text:p>1,559,943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Honorarios Profesionales</text:p>
          </table:table-cell>
          <table:table-cell table:style-name="ce91"/>
          <table:table-cell table:style-name="ce110"/>
          <table:table-cell table:style-name="ce110" table:formula="of:=SUM([.J60:.J62])" office:value-type="float" office:value="362385.14" calcext:value-type="float">
            <text:p>362,385</text:p>
          </table:table-cell>
          <table:table-cell table:style-name="ce20"/>
          <table:table-cell table:style-name="ce97" office:value-type="float" office:value="361055" calcext:value-type="float">
            <text:p>361,055</text:p>
          </table:table-cell>
          <table:table-cell table:style-name="ce97" table:formula="of:=[.E289]-[.G289]" office:value-type="float" office:value="1330.14000000001" calcext:value-type="float">
            <text:p>1,330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Baja de Inventarios</text:p>
          </table:table-cell>
          <table:table-cell table:style-name="ce91"/>
          <table:table-cell table:style-name="ce110"/>
          <table:table-cell table:style-name="ce110" table:formula="of:=SUM([.J63:.J65])" office:value-type="float" office:value="231687.77" calcext:value-type="float">
            <text:p>231,688</text:p>
          </table:table-cell>
          <table:table-cell table:style-name="ce20"/>
          <table:table-cell table:style-name="ce88" office:value-type="float" office:value="231688" calcext:value-type="float">
            <text:p>231,688</text:p>
          </table:table-cell>
          <table:table-cell table:style-name="ce88" table:formula="of:=[.E290]-[.G290]" office:value-type="float" office:value="-0.230000000010477" calcext:value-type="float">
            <text:p>0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Arrendamientos</text:p>
          </table:table-cell>
          <table:table-cell table:style-name="ce91"/>
          <table:table-cell table:style-name="ce110"/>
          <table:table-cell table:style-name="ce110" table:formula="of:=SUM([.J66:.J68])" office:value-type="float" office:value="188102.66" calcext:value-type="float">
            <text:p>188,103</text:p>
          </table:table-cell>
          <table:table-cell table:style-name="ce20"/>
          <table:table-cell table:style-name="ce88" office:value-type="float" office:value="188103" calcext:value-type="float">
            <text:p>188,103</text:p>
          </table:table-cell>
          <table:table-cell table:style-name="ce88" table:formula="of:=[.E291]-[.G291]" office:value-type="float" office:value="-0.339999999996508" calcext:value-type="float">
            <text:p>0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Impuestos, contribuciones y otros</text:p>
          </table:table-cell>
          <table:table-cell table:style-name="ce91"/>
          <table:table-cell table:style-name="ce110"/>
          <table:table-cell table:style-name="ce110" table:formula="of:=SUM([.J69:.J77])" office:value-type="float" office:value="72330.53" calcext:value-type="float">
            <text:p>72,331</text:p>
          </table:table-cell>
          <table:table-cell table:style-name="ce20"/>
          <table:table-cell table:style-name="ce97" office:value-type="float" office:value="176149" calcext:value-type="float">
            <text:p>176,149</text:p>
          </table:table-cell>
          <table:table-cell table:style-name="ce97" table:formula="of:=[.E292]-[.G292]" office:value-type="float" office:value="-103818.47" calcext:value-type="float">
            <text:p>-103,818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Aportes a la seguridad Social</text:p>
          </table:table-cell>
          <table:table-cell table:style-name="ce91"/>
          <table:table-cell table:style-name="ce110"/>
          <table:table-cell table:style-name="ce110" table:formula="of:=SUM([.J78:.J80])" office:value-type="float" office:value="0" calcext:value-type="float">
            <text:p>0</text:p>
          </table:table-cell>
          <table:table-cell table:style-name="ce20"/>
          <table:table-cell table:style-name="ce97" office:value-type="float" office:value="101070" calcext:value-type="float">
            <text:p>101,070</text:p>
          </table:table-cell>
          <table:table-cell table:style-name="ce97" table:formula="of:=[.E293]-[.G293]" office:value-type="float" office:value="-101070" calcext:value-type="float">
            <text:p>-101,070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Depreciaciones</text:p>
          </table:table-cell>
          <table:table-cell table:style-name="ce91"/>
          <table:table-cell table:style-name="ce110"/>
          <table:table-cell table:style-name="ce110" table:formula="of:=SUM([.J81:.J98])" office:value-type="float" office:value="618326.06" calcext:value-type="float">
            <text:p>618,326</text:p>
          </table:table-cell>
          <table:table-cell table:style-name="ce20"/>
          <table:table-cell table:style-name="ce88" office:value-type="float" office:value="58256" calcext:value-type="float">
            <text:p>58,256</text:p>
          </table:table-cell>
          <table:table-cell table:style-name="ce88" table:formula="of:=[.E294]-[.G294]" office:value-type="float" office:value="560070.06" calcext:value-type="float">
            <text:p>560,070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Servicios Básicos</text:p>
          </table:table-cell>
          <table:table-cell table:style-name="ce91"/>
          <table:table-cell table:style-name="ce110"/>
          <table:table-cell table:style-name="ce110" table:formula="of:=SUM([.J99:.J108])" office:value-type="float" office:value="145791.93" calcext:value-type="float">
            <text:p>145,792</text:p>
          </table:table-cell>
          <table:table-cell table:style-name="ce20"/>
          <table:table-cell table:style-name="ce97" office:value-type="float" office:value="47188" calcext:value-type="float">
            <text:p>47,188</text:p>
          </table:table-cell>
          <table:table-cell table:style-name="ce97" table:formula="of:=[.E295]-[.G295]" office:value-type="float" office:value="98603.93" calcext:value-type="float">
            <text:p>98,604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Mantenimiento y reparaciones</text:p>
          </table:table-cell>
          <table:table-cell table:style-name="ce91"/>
          <table:table-cell table:style-name="ce110"/>
          <table:table-cell table:style-name="ce110" table:formula="of:=SUM([.J109:.J124])" office:value-type="float" office:value="906209.65" calcext:value-type="float">
            <text:p>906,210</text:p>
          </table:table-cell>
          <table:table-cell table:style-name="ce20"/>
          <table:table-cell table:style-name="ce97" office:value-type="float" office:value="38636" calcext:value-type="float">
            <text:p>38,636</text:p>
          </table:table-cell>
          <table:table-cell table:style-name="ce97" table:formula="of:=[.E296]-[.G296]" office:value-type="float" office:value="867573.65" calcext:value-type="float">
            <text:p>867,574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Gastos de Gestión</text:p>
          </table:table-cell>
          <table:table-cell table:style-name="ce91"/>
          <table:table-cell table:style-name="ce110"/>
          <table:table-cell table:style-name="ce110" table:formula="of:=SUM([.J125:.J127])" office:value-type="float" office:value="3471.01" calcext:value-type="float">
            <text:p>3,471</text:p>
          </table:table-cell>
          <table:table-cell table:style-name="ce20"/>
          <table:table-cell table:style-name="ce97" office:value-type="float" office:value="35553" calcext:value-type="float">
            <text:p>35,553</text:p>
          </table:table-cell>
          <table:table-cell table:style-name="ce97" table:formula="of:=[.E297]-[.G297]" office:value-type="float" office:value="-32081.99" calcext:value-type="float">
            <text:p>-32,082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Suministros y Meteriales</text:p>
          </table:table-cell>
          <table:table-cell table:style-name="ce91"/>
          <table:table-cell table:style-name="ce110"/>
          <table:table-cell table:style-name="ce110" table:formula="of:=SUM([.J128:.J141])" office:value-type="float" office:value="686429.49" calcext:value-type="float">
            <text:p>686,429</text:p>
          </table:table-cell>
          <table:table-cell table:style-name="ce20"/>
          <table:table-cell table:style-name="ce97" office:value-type="float" office:value="25303" calcext:value-type="float">
            <text:p>25,303</text:p>
          </table:table-cell>
          <table:table-cell table:style-name="ce97" table:formula="of:=[.E298]-[.G298]" office:value-type="float" office:value="661126.49" calcext:value-type="float">
            <text:p>661,126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Deterioros activos financieros</text:p>
          </table:table-cell>
          <table:table-cell table:style-name="ce91"/>
          <table:table-cell table:style-name="ce110"/>
          <table:table-cell table:style-name="ce110" table:formula="of:=SUM([.J142:.J144])" office:value-type="float" office:value="0" calcext:value-type="float">
            <text:p>0</text:p>
          </table:table-cell>
          <table:table-cell table:style-name="ce20"/>
          <table:table-cell table:style-name="ce97" office:value-type="float" office:value="24296" calcext:value-type="float">
            <text:p>24,296</text:p>
          </table:table-cell>
          <table:table-cell table:style-name="ce97" table:formula="of:=[.E299]-[.G299]" office:value-type="float" office:value="-24296" calcext:value-type="float">
            <text:p>-24,296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Promoción y publicidad</text:p>
          </table:table-cell>
          <table:table-cell table:style-name="ce91"/>
          <table:table-cell table:style-name="ce110"/>
          <table:table-cell table:style-name="ce110" table:formula="of:=SUM([.J145:.J148])" office:value-type="float" office:value="12816.93" calcext:value-type="float">
            <text:p>12,817</text:p>
          </table:table-cell>
          <table:table-cell table:style-name="ce20"/>
          <table:table-cell table:style-name="ce88" office:value-type="float" office:value="12817" calcext:value-type="float">
            <text:p>12,817</text:p>
          </table:table-cell>
          <table:table-cell table:style-name="ce88" table:formula="of:=[.E300]-[.G300]" office:value-type="float" office:value="-0.069999999999709" calcext:value-type="float">
            <text:p>0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Seguros y reaseguros</text:p>
          </table:table-cell>
          <table:table-cell table:style-name="ce91"/>
          <table:table-cell table:style-name="ce110"/>
          <table:table-cell table:style-name="ce110" table:formula="of:=SUM([.J149:.J160])" office:value-type="float" office:value="50195.42" calcext:value-type="float">
            <text:p>50,195</text:p>
          </table:table-cell>
          <table:table-cell table:style-name="ce20"/>
          <table:table-cell table:style-name="ce88" office:value-type="float" office:value="8239" calcext:value-type="float">
            <text:p>8,239</text:p>
          </table:table-cell>
          <table:table-cell table:style-name="ce88" table:formula="of:=[.E301]-[.G301]" office:value-type="float" office:value="41956.42" calcext:value-type="float">
            <text:p>41,956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Gastos de viajes</text:p>
          </table:table-cell>
          <table:table-cell table:style-name="ce91"/>
          <table:table-cell table:style-name="ce110"/>
          <table:table-cell table:style-name="ce110" table:formula="of:=SUM([.J161:.J166])" office:value-type="float" office:value="7370.86" calcext:value-type="float">
            <text:p>7,371</text:p>
          </table:table-cell>
          <table:table-cell table:style-name="ce20"/>
          <table:table-cell table:style-name="ce97" office:value-type="float" office:value="3313" calcext:value-type="float">
            <text:p>3,313</text:p>
          </table:table-cell>
          <table:table-cell table:style-name="ce97" table:formula="of:=[.E302]-[.G302]" office:value-type="float" office:value="4057.86" calcext:value-type="float">
            <text:p>4,058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 office:value-type="string" calcext:value-type="string">
            <text:p>Otros</text:p>
          </table:table-cell>
          <table:table-cell table:style-name="ce91"/>
          <table:table-cell table:style-name="ce110"/>
          <table:table-cell table:style-name="ce110" table:formula="of:=SUM([.J167:.J172])" office:value-type="float" office:value="418582.78" calcext:value-type="float">
            <text:p>418,583</text:p>
          </table:table-cell>
          <table:table-cell table:style-name="ce20"/>
          <table:table-cell table:style-name="ce97" office:value-type="float" office:value="424772" calcext:value-type="float">
            <text:p>424,772</text:p>
          </table:table-cell>
          <table:table-cell table:style-name="ce97" table:formula="of:=[.E303]-[.G303]" office:value-type="float" office:value="-6189.22000000003" calcext:value-type="float">
            <text:p>-6,189</text:p>
          </table:table-cell>
          <table:table-cell table:style-name="ce20" table:number-columns-repeated="4"/>
          <table:table-cell table:number-columns-repeated="1012"/>
        </table:table-row>
        <table:table-row table:style-name="ro2">
          <table:table-cell table:style-name="ce20"/>
          <table:table-cell table:style-name="ce91"/>
          <table:table-cell table:style-name="ce95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96"/>
          <table:table-cell table:style-name="ce106" table:formula="of:=SUM([.D288:.D304])" office:value-type="float" office:value="0" calcext:value-type="float">
            <text:p>0</text:p>
          </table:table-cell>
          <table:table-cell table:style-name="ce106" table:formula="of:=SUM([.E288:.E304])" office:value-type="float" office:value="5925867.1" calcext:value-type="float">
            <text:p>5,925,867</text:p>
          </table:table-cell>
          <table:table-cell table:style-name="ce20"/>
          <table:table-cell table:style-name="ce97" office:value-type="float" office:value="2398662" calcext:value-type="float">
            <text:p>2,398,662</text:p>
          </table:table-cell>
          <table:table-cell table:style-name="ce97"/>
          <table:table-cell table:style-name="ce97" table:formula="of:=[.E305]-[.G305]" office:value-type="float" office:value="3527205.1" calcext:value-type="float">
            <text:p>3,527,205</text:p>
          </table:table-cell>
          <table:table-cell table:style-name="ce20" table:number-columns-repeated="3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224">
          <table:table-cell table:number-columns-repeated="1024"/>
        </table:table-row>
        <table:table-row table:style-name="ro5" table:number-rows-repeated="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6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7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$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1:08:03.6779045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2T13:12:01.680138543</dc:date>
    <meta:editing-cycles>10</meta:editing-cycles>
    <meta:editing-duration>PT1H8M29S</meta:editing-duration>
    <meta:document-statistic meta:table-count="1" meta:cell-count="759" meta:object-count="0"/>
  </office:meta>
</office:document-meta>
</file>